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Symbol" svg:font-family="OpenSymbol" style:font-charset="x-symbol"/>
  </office:font-face-decls>
  <office:automatic-styles>
    <style:style style:name="P1" style:family="paragraph" style:parent-style-name="Standard">
      <style:text-properties officeooo:rsid="00065506" officeooo:paragraph-rsid="00065506"/>
    </style:style>
    <style:style style:name="P2" style:family="paragraph" style:parent-style-name="Standard">
      <style:text-properties officeooo:rsid="00065506" officeooo:paragraph-rsid="00145156"/>
    </style:style>
    <style:style style:name="P3" style:family="paragraph" style:parent-style-name="Standard">
      <style:text-properties fo:font-weight="bold" officeooo:rsid="00065506" officeooo:paragraph-rsid="00065506" style:font-weight-asian="bold" style:font-weight-complex="bold"/>
    </style:style>
    <style:style style:name="P4" style:family="paragraph" style:parent-style-name="Standard">
      <style:text-properties fo:font-weight="bold" officeooo:rsid="00065506" officeooo:paragraph-rsid="00145156" style:font-weight-asian="bold" style:font-weight-complex="bold"/>
    </style:style>
    <style:style style:name="P5" style:family="paragraph" style:parent-style-name="Standard">
      <style:text-properties officeooo:rsid="0006eade" officeooo:paragraph-rsid="00145156"/>
    </style:style>
    <style:style style:name="P6" style:family="paragraph" style:parent-style-name="Standard">
      <style:text-properties officeooo:rsid="00088a38" officeooo:paragraph-rsid="00088a38"/>
    </style:style>
    <style:style style:name="P7" style:family="paragraph" style:parent-style-name="Preformatted_20_Text">
      <style:text-properties fo:font-variant="normal" fo:text-transform="none" fo:color="#212121" loext:opacity="100%" style:font-name="Open Sans" fo:font-size="12.75pt" fo:letter-spacing="normal" fo:font-style="normal" fo:font-weight="normal" officeooo:rsid="00088a38" officeooo:paragraph-rsid="00088a38"/>
    </style:style>
    <style:style style:name="P8" style:family="paragraph" style:parent-style-name="Standard">
      <style:text-properties fo:font-variant="normal" fo:text-transform="none" fo:color="#212121" loext:opacity="100%" style:font-name="Open Sans" fo:font-size="12.75pt" fo:letter-spacing="normal" fo:font-style="normal" fo:font-weight="normal" officeooo:rsid="00088a38" officeooo:paragraph-rsid="00088a38"/>
    </style:style>
    <style:style style:name="P9" style:family="paragraph" style:parent-style-name="Preformatted_20_Text">
      <style:text-properties fo:font-variant="normal" fo:text-transform="none" fo:color="#212121" loext:opacity="100%" style:font-name="Open Sans" fo:font-size="12.75pt" fo:letter-spacing="normal" fo:font-style="normal" fo:font-weight="normal" officeooo:rsid="00088a38" officeooo:paragraph-rsid="0008ac70"/>
    </style:style>
    <style:style style:name="P10" style:family="paragraph" style:parent-style-name="Preformatted_20_Text">
      <style:text-properties fo:font-variant="normal" fo:text-transform="none" fo:color="#212121" loext:opacity="100%" style:font-name="Open Sans" fo:font-size="12.75pt" fo:letter-spacing="normal" fo:font-style="normal" fo:font-weight="normal" officeooo:rsid="00102603" officeooo:paragraph-rsid="00102603"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212121" loext:opacity="100%" style:font-name="Open Sans" fo:font-size="12.75pt" fo:letter-spacing="normal" fo:font-style="normal" fo:font-weight="normal" officeooo:rsid="00105bbb" officeooo:paragraph-rsid="00105bbb" style:font-name-asian="Noto Sans Mono CJK SC" style:font-size-asian="10pt" style:font-name-complex="Liberation Mono" style:font-size-complex="10pt"/>
    </style:style>
    <style:style style:name="P12" style:family="paragraph" style:parent-style-name="Preformatted_20_Text">
      <style:text-properties fo:font-variant="normal" fo:text-transform="none" fo:color="#212121" loext:opacity="100%" style:font-name="Open Sans" fo:font-size="12.75pt" fo:letter-spacing="normal" fo:font-style="normal" fo:font-weight="normal" officeooo:rsid="0018c483" officeooo:paragraph-rsid="0018c483" style:font-name-asian="Noto Sans Mono CJK SC" style:font-size-asian="10pt" style:font-name-complex="Liberation Mono" style:font-size-complex="10pt"/>
    </style:style>
    <style:style style:name="P13" style:family="paragraph" style:parent-style-name="Preformatted_20_Text">
      <style:text-properties fo:font-variant="normal" fo:text-transform="none" fo:color="#212121" loext:opacity="100%" style:font-name="Open Sans" fo:font-size="12.75pt" fo:letter-spacing="normal" fo:font-style="normal" fo:font-weight="normal" officeooo:rsid="00197f26" officeooo:paragraph-rsid="0018c483" style:font-name-asian="Noto Sans Mono CJK SC" style:font-size-asian="10pt" style:font-name-complex="Liberation Mono" style:font-size-complex="10pt"/>
    </style:style>
    <style:style style:name="P14" style:family="paragraph" style:parent-style-name="Preformatted_20_Text">
      <style:text-properties fo:font-variant="normal" fo:text-transform="none" fo:color="#212121" loext:opacity="100%" style:font-name="Open Sans" fo:font-size="12.75pt" fo:letter-spacing="normal" fo:font-style="normal" fo:font-weight="normal" officeooo:rsid="00197f26" officeooo:paragraph-rsid="00197f26" style:font-name-asian="Noto Sans Mono CJK SC" style:font-size-asian="10pt" style:font-name-complex="Liberation Mono" style:font-size-complex="10pt"/>
    </style:style>
    <style:style style:name="P15" style:family="paragraph" style:parent-style-name="Preformatted_20_Text">
      <style:text-properties fo:font-variant="normal" fo:text-transform="none" fo:color="#212121" loext:opacity="100%" style:font-name="Open Sans" fo:font-size="12.75pt" fo:letter-spacing="normal" fo:font-style="normal" fo:font-weight="normal" officeooo:rsid="001acf52" officeooo:paragraph-rsid="001acf52" style:font-name-asian="Noto Sans Mono CJK SC" style:font-size-asian="10pt" style:font-name-complex="Liberation Mono" style:font-size-complex="10pt"/>
    </style:style>
    <style:style style:name="P16" style:family="paragraph" style:parent-style-name="Preformatted_20_Text">
      <style:text-properties fo:font-variant="normal" fo:text-transform="none" fo:color="#212121" loext:opacity="100%" style:font-name="Open Sans" fo:font-size="12.75pt" fo:letter-spacing="normal" fo:font-style="normal" fo:font-weight="normal" officeooo:rsid="001acf52" officeooo:paragraph-rsid="001cd3ba" style:font-name-asian="Noto Sans Mono CJK SC" style:font-size-asian="10pt" style:font-name-complex="Liberation Mono" style:font-size-complex="10pt"/>
    </style:style>
    <style:style style:name="P17" style:family="paragraph" style:parent-style-name="Preformatted_20_Text">
      <style:text-properties fo:font-variant="normal" fo:text-transform="none" fo:color="#212121" loext:opacity="100%" style:font-name="Open Sans" fo:font-size="12.75pt" fo:letter-spacing="normal" fo:font-style="normal" fo:font-weight="normal" officeooo:rsid="001c9b0c" officeooo:paragraph-rsid="001c9b0c" style:font-name-asian="Noto Sans Mono CJK SC" style:font-size-asian="10pt" style:font-name-complex="Liberation Mono" style:font-size-complex="10pt"/>
    </style:style>
    <style:style style:name="P18" style:family="paragraph" style:parent-style-name="Preformatted_20_Text">
      <style:text-properties fo:font-variant="normal" fo:text-transform="none" fo:color="#212121" loext:opacity="100%" style:font-name="Open Sans" fo:font-size="12.75pt" fo:letter-spacing="normal" fo:font-style="normal" fo:font-weight="normal" officeooo:rsid="001c9b0c" officeooo:paragraph-rsid="001cd3ba" style:font-name-asian="Noto Sans Mono CJK SC" style:font-size-asian="10pt" style:font-name-complex="Liberation Mono" style:font-size-complex="10pt"/>
    </style:style>
    <style:style style:name="P19" style:family="paragraph" style:parent-style-name="Preformatted_20_Text">
      <style:text-properties fo:font-variant="normal" fo:text-transform="none" fo:color="#212121" loext:opacity="100%" style:font-name="Open Sans" fo:font-size="12.75pt" fo:letter-spacing="normal" fo:font-style="normal" fo:font-weight="normal" officeooo:rsid="001cd3ba" officeooo:paragraph-rsid="001cd3ba" style:font-name-asian="Noto Sans Mono CJK SC" style:font-size-asian="10pt" style:font-name-complex="Liberation Mono" style:font-size-complex="10pt"/>
    </style:style>
    <style:style style:name="P20" style:family="paragraph" style:parent-style-name="Preformatted_20_Text">
      <style:text-properties fo:font-variant="normal" fo:text-transform="none" fo:color="#212121" loext:opacity="100%" style:font-name="Open Sans" fo:font-size="12.75pt" fo:letter-spacing="normal" fo:font-style="normal" fo:font-weight="normal" officeooo:rsid="003ff51a" officeooo:paragraph-rsid="003ff51a" style:font-name-asian="Noto Sans Mono CJK SC" style:font-size-asian="10pt" style:font-name-complex="Liberation Mono" style:font-size-complex="10pt"/>
    </style:style>
    <style:style style:name="P21" style:family="paragraph" style:parent-style-name="Preformatted_20_Text">
      <style:text-properties fo:font-variant="normal" fo:text-transform="none" fo:color="#212121" loext:opacity="100%" style:font-name="Open Sans" fo:font-size="12.75pt" fo:letter-spacing="normal" fo:font-style="normal" fo:font-weight="normal" officeooo:rsid="0040fd2f" officeooo:paragraph-rsid="0040fd2f" style:font-name-asian="Noto Sans Mono CJK SC" style:font-size-asian="10pt" style:font-name-complex="Liberation Mono" style:font-size-complex="10pt"/>
    </style:style>
    <style:style style:name="P22" style:family="paragraph" style:parent-style-name="Preformatted_20_Text">
      <style:text-properties fo:font-variant="normal" fo:text-transform="none" fo:color="#212121" loext:opacity="100%" style:font-name="Open Sans" fo:font-size="12.75pt" fo:letter-spacing="normal" fo:font-style="normal" fo:font-weight="normal" officeooo:rsid="00443cd0" officeooo:paragraph-rsid="00443cd0" style:font-name-asian="Noto Sans Mono CJK SC" style:font-size-asian="10pt" style:font-name-complex="Liberation Mono" style:font-size-complex="10pt"/>
    </style:style>
    <style:style style:name="P23" style:family="paragraph" style:parent-style-name="Preformatted_20_Text">
      <style:text-properties fo:font-variant="normal" fo:text-transform="none" fo:color="#212121" loext:opacity="100%" style:font-name="Open Sans" fo:font-size="12.75pt" fo:letter-spacing="normal" fo:font-style="normal" fo:font-weight="normal" officeooo:rsid="00420c29" officeooo:paragraph-rsid="00420c29" style:font-name-asian="Noto Sans Mono CJK SC" style:font-size-asian="10pt" style:font-name-complex="Liberation Mono" style:font-size-complex="10pt"/>
    </style:style>
    <style:style style:name="P24" style:family="paragraph" style:parent-style-name="Preformatted_20_Text">
      <style:text-properties fo:font-variant="normal" fo:text-transform="none" fo:color="#212121" loext:opacity="100%" style:font-name="Open Sans" fo:font-size="12.75pt" fo:letter-spacing="normal" fo:font-style="normal" fo:font-weight="normal" officeooo:rsid="0044f73f" officeooo:paragraph-rsid="0044f73f" style:font-name-asian="Noto Sans Mono CJK SC" style:font-size-asian="10pt" style:font-name-complex="Liberation Mono" style:font-size-complex="10pt"/>
    </style:style>
    <style:style style:name="P25" style:family="paragraph" style:parent-style-name="Preformatted_20_Text">
      <style:text-properties fo:font-variant="normal" fo:text-transform="none" fo:color="#212121" loext:opacity="100%" style:font-name="Open Sans" fo:font-size="12.75pt" fo:letter-spacing="normal" fo:font-style="normal" fo:font-weight="normal" officeooo:rsid="001acf52" officeooo:paragraph-rsid="001acf52" style:font-name-asian="Noto Sans Mono CJK SC" style:font-size-asian="10pt" style:font-style-asian="normal" style:font-name-complex="Liberation Mono" style:font-size-complex="10pt" style:font-style-complex="normal"/>
    </style:style>
    <style:style style:name="P26" style:family="paragraph" style:parent-style-name="Preformatted_20_Text">
      <style:text-properties fo:font-variant="normal" fo:text-transform="none" fo:color="#212121" loext:opacity="100%" style:font-name="Open Sans" fo:font-size="12.75pt" fo:letter-spacing="normal" fo:font-style="normal" fo:font-weight="normal" officeooo:rsid="003cdb93" officeooo:paragraph-rsid="003cdb93" style:font-name-asian="Noto Sans Mono CJK SC" style:font-size-asian="10pt" style:font-style-asian="normal" style:font-name-complex="Liberation Mono" style:font-size-complex="10pt" style:font-style-complex="normal"/>
    </style:style>
    <style:style style:name="P27" style:family="paragraph" style:parent-style-name="Preformatted_20_Text">
      <style:text-properties fo:font-variant="normal" fo:text-transform="none" fo:color="#212121" loext:opacity="100%" style:font-name="Open Sans" fo:font-size="12.75pt" fo:letter-spacing="normal" fo:font-style="normal" fo:font-weight="bold" officeooo:rsid="0018c483" officeooo:paragraph-rsid="0018c483" style:font-name-asian="Noto Sans Mono CJK SC" style:font-size-asian="10pt" style:font-weight-asian="bold" style:font-name-complex="Liberation Mono" style:font-size-complex="10pt" style:font-weight-complex="bold"/>
    </style:style>
    <style:style style:name="P28" style:family="paragraph" style:parent-style-name="Preformatted_20_Text">
      <style:text-properties fo:font-variant="normal" fo:text-transform="none" fo:color="#212121" loext:opacity="100%" style:font-name="Open Sans" fo:font-size="12.75pt" fo:letter-spacing="normal" fo:font-style="normal" fo:font-weight="bold" officeooo:rsid="00197f26" officeooo:paragraph-rsid="0018c483" style:font-name-asian="Noto Sans Mono CJK SC" style:font-size-asian="10pt" style:font-weight-asian="bold" style:font-name-complex="Liberation Mono" style:font-size-complex="10pt" style:font-weight-complex="bold"/>
    </style:style>
    <style:style style:name="P29" style:family="paragraph" style:parent-style-name="Preformatted_20_Text">
      <style:text-properties fo:font-variant="normal" fo:text-transform="none" fo:color="#212121" loext:opacity="100%" style:font-name="Open Sans" fo:font-size="12.75pt" fo:letter-spacing="normal" fo:font-style="normal" fo:font-weight="bold" officeooo:rsid="003ff51a" officeooo:paragraph-rsid="003ff51a" style:font-name-asian="Noto Sans Mono CJK SC" style:font-size-asian="10pt" style:font-weight-asian="bold" style:font-name-complex="Liberation Mono" style:font-size-complex="10pt" style:font-weight-complex="bold"/>
    </style:style>
    <style:style style:name="P30" style:family="paragraph" style:parent-style-name="Preformatted_20_Text">
      <style:text-properties fo:font-variant="normal" fo:text-transform="none" fo:color="#212121" loext:opacity="100%" style:font-name="Open Sans" fo:font-size="12.75pt" fo:letter-spacing="normal" fo:font-style="normal" fo:font-weight="bold" officeooo:rsid="0040fd2f" officeooo:paragraph-rsid="0040fd2f" style:font-name-asian="Noto Sans Mono CJK SC" style:font-size-asian="10pt" style:font-weight-asian="bold" style:font-name-complex="Liberation Mono" style:font-size-complex="10pt" style:font-weight-complex="bold"/>
    </style:style>
    <style:style style:name="P31" style:family="paragraph" style:parent-style-name="Preformatted_20_Text">
      <style:text-properties fo:font-variant="normal" fo:text-transform="none" fo:color="#212121" loext:opacity="100%" style:font-name="Open Sans" fo:font-size="12.75pt" fo:letter-spacing="normal" fo:font-style="normal" fo:font-weight="bold" officeooo:rsid="0044f73f" officeooo:paragraph-rsid="0044f73f" style:font-name-asian="Noto Sans Mono CJK SC" style:font-size-asian="10pt" style:font-weight-asian="bold" style:font-name-complex="Liberation Mono" style:font-size-complex="10pt" style:font-weight-complex="bold"/>
    </style:style>
    <style:style style:name="P32" style:family="paragraph" style:parent-style-name="Preformatted_20_Text">
      <style:text-properties fo:font-variant="normal" fo:text-transform="none" fo:color="#212121" loext:opacity="100%" style:font-name="Open Sans" fo:font-size="14pt" fo:letter-spacing="normal" fo:font-style="normal" fo:font-weight="bold" officeooo:rsid="00102603" officeooo:paragraph-rsid="00102603" style:font-size-asian="14pt" style:font-weight-asian="bold" style:font-size-complex="14pt" style:font-weight-complex="bold"/>
    </style:style>
    <style:style style:name="P33" style:family="paragraph" style:parent-style-name="Preformatted_20_Text">
      <style:text-properties fo:font-variant="normal" fo:text-transform="none" fo:color="#212121" loext:opacity="100%" style:font-name="Open Sans" fo:font-size="12pt" fo:letter-spacing="normal" fo:font-style="normal" fo:font-weight="normal" officeooo:rsid="001acf52" officeooo:paragraph-rsid="001acf52" style:font-name-asian="Noto Sans Mono CJK SC" style:font-size-asian="12pt" style:font-name-complex="Liberation Mono" style:font-size-complex="12pt"/>
    </style:style>
    <style:style style:name="P34" style:family="paragraph" style:parent-style-name="Preformatted_20_Text">
      <style:text-properties fo:font-variant="normal" fo:text-transform="none" fo:color="#212121" loext:opacity="100%" style:font-name="Open Sans1" fo:font-size="12pt" fo:letter-spacing="normal" fo:font-style="normal" fo:font-weight="normal" officeooo:rsid="00283f83" officeooo:paragraph-rsid="00283f83" style:font-name-asian="Noto Sans Mono CJK SC" style:font-size-asian="12pt" style:font-style-asian="normal" style:font-weight-asian="normal" style:font-name-complex="Liberation Mono" style:font-size-complex="12pt" style:font-style-complex="normal" style:font-weight-complex="normal"/>
    </style:style>
    <style:style style:name="P35" style:family="paragraph" style:parent-style-name="Preformatted_20_Text">
      <style:text-properties fo:font-variant="normal" fo:text-transform="none" fo:color="#212121" loext:opacity="100%" style:font-name="Open Sans1" fo:font-size="12pt" fo:letter-spacing="normal" fo:font-style="normal" fo:font-weight="normal" officeooo:rsid="002f9a5a" officeooo:paragraph-rsid="00283f83" style:font-name-asian="Noto Sans Mono CJK SC" style:font-size-asian="12pt" style:font-style-asian="normal" style:font-weight-asian="normal" style:font-name-complex="Liberation Mono" style:font-size-complex="12pt" style:font-style-complex="normal" style:font-weight-complex="normal"/>
    </style:style>
    <style:style style:name="P36" style:family="paragraph" style:parent-style-name="Preformatted_20_Text">
      <style:text-properties fo:font-variant="normal" fo:text-transform="none" fo:color="#212121" loext:opacity="100%" style:font-name="Open Sans1" fo:font-size="14pt" fo:letter-spacing="normal" fo:font-style="normal" fo:font-weight="bold" officeooo:rsid="002f9a5a" officeooo:paragraph-rsid="00283f83" style:font-name-asian="Noto Sans Mono CJK SC" style:font-size-asian="14pt" style:font-style-asian="normal" style:font-weight-asian="bold" style:font-name-complex="Liberation Mono" style:font-size-complex="14pt" style:font-style-complex="normal" style:font-weight-complex="bold"/>
    </style:style>
    <style:style style:name="P37" style:family="paragraph" style:parent-style-name="Standard">
      <style:text-properties fo:font-size="14pt" officeooo:rsid="00088a38" officeooo:paragraph-rsid="00088a38" style:font-size-asian="14pt" style:font-size-complex="14pt"/>
    </style:style>
    <style:style style:name="P38" style:family="paragraph" style:parent-style-name="Preformatted_20_Text">
      <style:text-properties officeooo:paragraph-rsid="0008d788"/>
    </style:style>
    <style:style style:name="P39" style:family="paragraph" style:parent-style-name="Preformatted_20_Text">
      <style:text-properties officeooo:paragraph-rsid="000c2fb0"/>
    </style:style>
    <style:style style:name="P40" style:family="paragraph" style:parent-style-name="Preformatted_20_Text">
      <style:text-properties officeooo:paragraph-rsid="000e09ec"/>
    </style:style>
    <style:style style:name="P41" style:family="paragraph" style:parent-style-name="Standard">
      <style:text-properties officeooo:paragraph-rsid="00145156"/>
    </style:style>
    <style:style style:name="P42" style:family="paragraph" style:parent-style-name="Standard">
      <style:text-properties officeooo:paragraph-rsid="00160f6c"/>
    </style:style>
    <style:style style:name="P43" style:family="paragraph" style:parent-style-name="Standard">
      <style:paragraph-properties fo:text-align="center" style:justify-single-word="false"/>
      <style:text-properties fo:font-size="18pt" officeooo:rsid="00160f6c" officeooo:paragraph-rsid="00160f6c" style:font-size-asian="18pt" style:font-size-complex="18pt"/>
    </style:style>
    <style:style style:name="P44" style:family="paragraph" style:parent-style-name="Standard">
      <style:text-properties officeooo:rsid="0018c483" officeooo:paragraph-rsid="0018c483"/>
    </style:style>
    <style:style style:name="P45" style:family="paragraph" style:parent-style-name="Preformatted_20_Text">
      <style:text-properties style:font-name="Open Sans1" fo:font-size="12pt" style:font-size-asian="12pt" style:font-size-complex="12pt"/>
    </style:style>
    <style:style style:name="P46" style:family="paragraph" style:parent-style-name="Preformatted_20_Text">
      <style:text-properties style:font-name="Open Sans1" fo:font-size="12pt" officeooo:rsid="001d48eb" officeooo:paragraph-rsid="001d48eb" style:font-size-asian="10.5pt" style:font-size-complex="12pt"/>
    </style:style>
    <style:style style:name="P47" style:family="paragraph" style:parent-style-name="Preformatted_20_Text">
      <style:text-properties style:font-name="Open Sans1" fo:font-size="12pt" fo:font-weight="bold" officeooo:rsid="002018b4" officeooo:paragraph-rsid="002018b4" style:font-size-asian="12pt" style:font-weight-asian="bold" style:font-size-complex="12pt" style:font-weight-complex="bold"/>
    </style:style>
    <style:style style:name="P48" style:family="paragraph" style:parent-style-name="Preformatted_20_Text">
      <style:text-properties style:font-name="Open Sans1" fo:font-size="12pt" fo:font-weight="bold" officeooo:rsid="00200757" officeooo:paragraph-rsid="00200757" style:font-name-asian="Noto Sans Mono CJK SC" style:font-size-asian="10.5pt" style:font-weight-asian="bold" style:font-name-complex="Liberation Mono" style:font-size-complex="12pt" style:font-weight-complex="bold"/>
    </style:style>
    <style:style style:name="P49" style:family="paragraph" style:parent-style-name="Preformatted_20_Text">
      <style:text-properties style:font-name="Open Sans1" fo:font-size="12pt" fo:font-weight="bold" officeooo:rsid="002151e2" officeooo:paragraph-rsid="002151e2" style:font-name-asian="Noto Sans Mono CJK SC" style:font-size-asian="10.5pt" style:font-weight-asian="bold" style:font-name-complex="Liberation Mono" style:font-size-complex="12pt" style:font-weight-complex="bold"/>
    </style:style>
    <style:style style:name="P50" style:family="paragraph" style:parent-style-name="Preformatted_20_Text">
      <style:text-properties style:font-name="Open Sans1" fo:font-size="12pt" fo:font-weight="bold" officeooo:rsid="00224078" officeooo:paragraph-rsid="00224078" style:font-name-asian="Noto Sans Mono CJK SC" style:font-size-asian="10.5pt" style:font-weight-asian="bold" style:font-name-complex="Liberation Mono" style:font-size-complex="12pt" style:font-weight-complex="bold"/>
    </style:style>
    <style:style style:name="P51" style:family="paragraph" style:parent-style-name="Preformatted_20_Text">
      <style:text-properties style:font-name="Open Sans1" fo:font-size="12pt" fo:font-weight="bold" officeooo:rsid="001d48eb" officeooo:paragraph-rsid="001d48eb" style:font-name-asian="Noto Sans Mono CJK SC" style:font-size-asian="10.5pt" style:font-weight-asian="bold" style:font-name-complex="Liberation Mono" style:font-size-complex="12pt" style:font-weight-complex="bold"/>
    </style:style>
    <style:style style:name="P52" style:family="paragraph" style:parent-style-name="Preformatted_20_Text">
      <style:text-properties style:font-name="Open Sans1" fo:font-size="12pt" fo:font-weight="bold" officeooo:rsid="001d48eb" officeooo:paragraph-rsid="001d48eb" style:font-name-asian="Noto Sans Mono CJK SC" style:font-size-asian="12pt" style:font-weight-asian="bold" style:font-name-complex="Liberation Mono" style:font-size-complex="12pt" style:font-weight-complex="bold"/>
    </style:style>
    <style:style style:name="P53" style:family="paragraph" style:parent-style-name="Preformatted_20_Text">
      <style:text-properties style:font-name="Open Sans1" fo:font-size="12pt" officeooo:rsid="001d48eb" officeooo:paragraph-rsid="001cd3ba" style:font-name-asian="Noto Sans Mono CJK SC" style:font-size-asian="12pt" style:font-name-complex="Liberation Mono" style:font-size-complex="12pt"/>
    </style:style>
    <style:style style:name="P54" style:family="paragraph" style:parent-style-name="Preformatted_20_Text">
      <style:text-properties style:font-name="Open Sans1" fo:font-size="12pt" officeooo:rsid="001d48eb" officeooo:paragraph-rsid="001d48eb" style:font-name-asian="Noto Sans Mono CJK SC" style:font-size-asian="10.5pt" style:font-name-complex="Liberation Mono" style:font-size-complex="12pt"/>
    </style:style>
    <style:style style:name="P55" style:family="paragraph" style:parent-style-name="Preformatted_20_Text">
      <style:text-properties style:font-name="Open Sans1" fo:font-size="12pt" officeooo:rsid="001ef640" officeooo:paragraph-rsid="001ef640" style:font-name-asian="Noto Sans Mono CJK SC" style:font-size-asian="10.5pt" style:font-name-complex="Liberation Mono" style:font-size-complex="12pt"/>
    </style:style>
    <style:style style:name="P56" style:family="paragraph" style:parent-style-name="Preformatted_20_Text">
      <style:text-properties style:font-name="Open Sans1" fo:font-size="12pt" officeooo:rsid="00200757" officeooo:paragraph-rsid="00200757" style:font-name-asian="Noto Sans Mono CJK SC" style:font-size-asian="10.5pt" style:font-name-complex="Liberation Mono" style:font-size-complex="12pt"/>
    </style:style>
    <style:style style:name="P57" style:family="paragraph" style:parent-style-name="Preformatted_20_Text">
      <style:text-properties style:font-name="Open Sans1" fo:font-size="12pt" officeooo:rsid="002151e2" officeooo:paragraph-rsid="002151e2" style:font-name-asian="Noto Sans Mono CJK SC" style:font-size-asian="10.5pt" style:font-name-complex="Liberation Mono" style:font-size-complex="12pt"/>
    </style:style>
    <style:style style:name="P58" style:family="paragraph" style:parent-style-name="Preformatted_20_Text">
      <style:text-properties style:font-name="Open Sans1" fo:font-size="12pt" officeooo:rsid="0023da78" officeooo:paragraph-rsid="00224078" style:font-name-asian="Noto Sans Mono CJK SC" style:font-size-asian="10.5pt" style:font-name-complex="Liberation Mono" style:font-size-complex="12pt"/>
    </style:style>
    <style:style style:name="P59" style:family="paragraph" style:parent-style-name="Preformatted_20_Text">
      <style:text-properties style:font-name="Open Sans1" fo:font-size="12pt" officeooo:rsid="002702a3" officeooo:paragraph-rsid="002702a3" style:font-name-asian="Noto Sans Mono CJK SC" style:font-size-asian="10.5pt" style:font-name-complex="Liberation Mono" style:font-size-complex="12pt"/>
    </style:style>
    <style:style style:name="P60" style:family="paragraph" style:parent-style-name="Preformatted_20_Text">
      <style:text-properties style:font-name="Open Sans1" fo:font-size="12pt" officeooo:rsid="004382db" officeooo:paragraph-rsid="004382db" style:font-name-asian="Noto Sans Mono CJK SC" style:font-size-asian="10.5pt" style:font-name-complex="Liberation Mono" style:font-size-complex="12pt"/>
    </style:style>
    <style:style style:name="P61" style:family="paragraph" style:parent-style-name="Preformatted_20_Text">
      <style:text-properties style:font-name="Open Sans1" fo:font-size="14pt" fo:font-weight="bold" officeooo:rsid="002702a3" officeooo:paragraph-rsid="002702a3" style:font-name-asian="Noto Sans Mono CJK SC" style:font-size-asian="14pt" style:font-weight-asian="bold" style:font-name-complex="Liberation Mono" style:font-size-complex="14pt" style:font-weight-complex="bold"/>
    </style:style>
    <style:style style:name="P62" style:family="paragraph" style:parent-style-name="Preformatted_20_Text">
      <style:text-properties fo:color="#000000" loext:opacity="100%" style:font-name="Open Sans1" fo:font-size="12pt" officeooo:rsid="00224078" officeooo:paragraph-rsid="002151e2" style:font-name-asian="Noto Sans Mono CJK SC" style:font-size-asian="10.5pt" style:font-name-complex="Liberation Mono" style:font-size-complex="12pt"/>
    </style:style>
    <style:style style:name="P63" style:family="paragraph" style:parent-style-name="Standard">
      <style:text-properties officeooo:rsid="0045ad31" officeooo:paragraph-rsid="0045ad31"/>
    </style:style>
    <style:style style:name="P64" style:family="paragraph" style:parent-style-name="Standard">
      <style:text-properties officeooo:rsid="00037042" officeooo:paragraph-rsid="00160f6c"/>
    </style:style>
    <style:style style:name="P65" style:family="paragraph" style:parent-style-name="Preformatted_20_Text" style:list-style-name="L6">
      <style:text-properties officeooo:rsid="00088a38" officeooo:paragraph-rsid="00088a38"/>
    </style:style>
    <style:style style:name="P66" style:family="paragraph" style:parent-style-name="Preformatted_20_Text" style:list-style-name="L7">
      <style:text-properties officeooo:paragraph-rsid="0008d788"/>
    </style:style>
    <style:style style:name="P67" style:family="paragraph" style:parent-style-name="Preformatted_20_Text" style:list-style-name="L7">
      <style:text-properties officeooo:paragraph-rsid="000a5fc2"/>
    </style:style>
    <style:style style:name="P68" style:family="paragraph" style:parent-style-name="Preformatted_20_Text" style:list-style-name="L7">
      <style:text-properties officeooo:paragraph-rsid="000c2fb0"/>
    </style:style>
    <style:style style:name="P69"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2603" officeooo:paragraph-rsid="00102603" style:font-name-asian="Noto Sans Mono CJK SC" style:font-size-asian="10pt" style:font-name-complex="Liberation Mono" style:font-size-complex="10pt"/>
    </style:style>
    <style:style style:name="P70"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5bbb" officeooo:paragraph-rsid="00105bbb" style:font-name-asian="Noto Sans Mono CJK SC" style:font-size-asian="10pt" style:font-name-complex="Liberation Mono" style:font-size-complex="10pt"/>
    </style:style>
    <style:style style:name="P71" style:family="paragraph" style:parent-style-name="Preformatted_20_Text" style:list-style-name="L12">
      <style:text-properties fo:font-variant="normal" fo:text-transform="none" fo:color="#212121" loext:opacity="100%" style:font-name="Open Sans" fo:font-size="12.75pt" fo:letter-spacing="normal" fo:font-style="normal" fo:font-weight="normal" officeooo:rsid="00443cd0" officeooo:paragraph-rsid="00443cd0" style:font-name-asian="Noto Sans Mono CJK SC" style:font-size-asian="10pt" style:font-name-complex="Liberation Mono" style:font-size-complex="10pt"/>
    </style:style>
    <style:style style:name="P72" style:family="paragraph" style:parent-style-name="Preformatted_20_Text" style:list-style-name="L27">
      <style:text-properties fo:font-variant="normal" fo:text-transform="none" fo:color="#212121" loext:opacity="100%" style:font-name="Open Sans" fo:font-size="12.75pt" fo:letter-spacing="normal" fo:font-style="normal" fo:font-weight="normal" officeooo:rsid="003ff51a" officeooo:paragraph-rsid="003ff51a" style:font-name-asian="Noto Sans Mono CJK SC" style:font-size-asian="10pt" style:font-name-complex="Liberation Mono" style:font-size-complex="10pt"/>
    </style:style>
    <style:style style:name="P73" style:family="paragraph" style:parent-style-name="Preformatted_20_Text" style:list-style-name="L28">
      <style:text-properties fo:font-variant="normal" fo:text-transform="none" fo:color="#212121" loext:opacity="100%" style:font-name="Open Sans" fo:font-size="12.75pt" fo:letter-spacing="normal" fo:font-style="normal" fo:font-weight="normal" officeooo:rsid="0040fd2f" officeooo:paragraph-rsid="0040fd2f" style:font-name-asian="Noto Sans Mono CJK SC" style:font-size-asian="10pt" style:font-name-complex="Liberation Mono" style:font-size-complex="10pt"/>
    </style:style>
    <style:style style:name="P74" style:family="paragraph" style:parent-style-name="Preformatted_20_Text" style:list-style-name="L29">
      <style:text-properties fo:font-variant="normal" fo:text-transform="none" fo:color="#212121" loext:opacity="100%" style:font-name="Open Sans" fo:font-size="12.75pt" fo:letter-spacing="normal" fo:font-style="normal" fo:font-weight="normal" officeooo:rsid="0040fd2f" officeooo:paragraph-rsid="0040fd2f" style:font-name-asian="Noto Sans Mono CJK SC" style:font-size-asian="10pt" style:font-name-complex="Liberation Mono" style:font-size-complex="10pt"/>
    </style:style>
    <style:style style:name="P75" style:family="paragraph" style:parent-style-name="Preformatted_20_Text" style:list-style-name="L29">
      <style:text-properties fo:font-variant="normal" fo:text-transform="none" fo:color="#212121" loext:opacity="100%" style:font-name="Open Sans" fo:font-size="12.75pt" fo:letter-spacing="normal" fo:font-style="normal" fo:font-weight="normal" officeooo:rsid="00420c29" officeooo:paragraph-rsid="00420c29" style:font-name-asian="Noto Sans Mono CJK SC" style:font-size-asian="10pt" style:font-name-complex="Liberation Mono" style:font-size-complex="10pt"/>
    </style:style>
    <style:style style:name="P76" style:family="paragraph" style:parent-style-name="Preformatted_20_Text" style:list-style-name="L30">
      <style:text-properties fo:font-variant="normal" fo:text-transform="none" fo:color="#212121" loext:opacity="100%" style:font-name="Open Sans" fo:font-size="12.75pt" fo:letter-spacing="normal" fo:font-style="normal" fo:font-weight="normal" officeooo:rsid="0044f73f" officeooo:paragraph-rsid="0044f73f" style:font-name-asian="Noto Sans Mono CJK SC" style:font-size-asian="10pt" style:font-name-complex="Liberation Mono" style:font-size-complex="10pt"/>
    </style:style>
    <style:style style:name="P77" style:family="paragraph" style:parent-style-name="Preformatted_20_Text" style:list-style-name="L26">
      <style:text-properties fo:font-variant="normal" fo:text-transform="none" fo:color="#212121" loext:opacity="100%" style:font-name="Open Sans" fo:font-size="12.75pt" fo:letter-spacing="normal" fo:font-style="normal" fo:font-weight="normal" officeooo:rsid="001acf52" officeooo:paragraph-rsid="001acf52" style:font-name-asian="Noto Sans Mono CJK SC" style:font-size-asian="10pt" style:font-style-asian="normal" style:font-name-complex="Liberation Mono" style:font-size-complex="10pt" style:font-style-complex="normal"/>
    </style:style>
    <style:style style:name="P78" style:family="paragraph" style:parent-style-name="Preformatted_20_Text" style:list-style-name="L26">
      <style:text-properties fo:font-variant="normal" fo:text-transform="none" fo:color="#212121" loext:opacity="100%" style:font-name="Open Sans" fo:font-size="12.75pt" fo:letter-spacing="normal" fo:font-style="normal" fo:font-weight="normal" officeooo:rsid="003cdb93" officeooo:paragraph-rsid="003cdb93" style:font-name-asian="Noto Sans Mono CJK SC" style:font-size-asian="10pt" style:font-style-asian="normal" style:font-name-complex="Liberation Mono" style:font-size-complex="10pt" style:font-style-complex="normal"/>
    </style:style>
    <style:style style:name="P79"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2603" officeooo:paragraph-rsid="00102603"/>
    </style:style>
    <style:style style:name="P80"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5bbb" officeooo:paragraph-rsid="00105bbb"/>
    </style:style>
    <style:style style:name="P81" style:family="paragraph" style:parent-style-name="Preformatted_20_Text" style:list-style-name="L9">
      <style:text-properties fo:font-variant="normal" fo:text-transform="none" fo:color="#212121" loext:opacity="100%" style:font-name="Open Sans" fo:font-size="12pt" fo:letter-spacing="normal" fo:font-style="normal" fo:font-weight="normal" officeooo:rsid="001acf52" officeooo:paragraph-rsid="001cd3ba" style:font-name-asian="Noto Sans Mono CJK SC" style:font-size-asian="12pt" style:font-name-complex="Liberation Mono" style:font-size-complex="12pt"/>
    </style:style>
    <style:style style:name="P82"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02a3" officeooo:paragraph-rsid="002702a3" style:font-name-asian="Noto Sans Mono CJK SC" style:font-size-asian="12pt" style:font-name-complex="Liberation Mono" style:font-size-complex="12pt"/>
    </style:style>
    <style:style style:name="P83"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5ec9" officeooo:paragraph-rsid="00275ec9" style:font-name-asian="Noto Sans Mono CJK SC" style:font-size-asian="12pt" style:font-name-complex="Liberation Mono" style:font-size-complex="12pt"/>
    </style:style>
    <style:style style:name="P84"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097b7" officeooo:paragraph-rsid="003097b7" style:font-name-asian="Noto Sans Mono CJK SC" style:font-size-asian="12pt" style:font-name-complex="Liberation Mono" style:font-size-complex="12pt"/>
    </style:style>
    <style:style style:name="P85"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13aee" officeooo:paragraph-rsid="00313aee" style:font-name-asian="Noto Sans Mono CJK SC" style:font-size-asian="12pt" style:font-name-complex="Liberation Mono" style:font-size-complex="12pt"/>
    </style:style>
    <style:style style:name="P86"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21589" officeooo:paragraph-rsid="00321589" style:font-name-asian="Noto Sans Mono CJK SC" style:font-size-asian="12pt" style:font-name-complex="Liberation Mono" style:font-size-complex="12pt"/>
    </style:style>
    <style:style style:name="P87"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43c4f" officeooo:paragraph-rsid="00343c4f" style:font-name-asian="Noto Sans Mono CJK SC" style:font-size-asian="12pt" style:font-name-complex="Liberation Mono" style:font-size-complex="12pt"/>
    </style:style>
    <style:style style:name="P88"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02a3" officeooo:paragraph-rsid="002702a3" style:font-name-asian="Noto Sans Mono CJK SC" style:font-size-asian="12pt" style:font-weight-asian="normal" style:font-name-complex="Liberation Mono" style:font-size-complex="12pt" style:font-weight-complex="normal"/>
    </style:style>
    <style:style style:name="P89"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5ec9" officeooo:paragraph-rsid="00275ec9" style:font-name-asian="Noto Sans Mono CJK SC" style:font-size-asian="12pt" style:font-weight-asian="normal" style:font-name-complex="Liberation Mono" style:font-size-complex="12pt" style:font-weight-complex="normal"/>
    </style:style>
    <style:style style:name="P90"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5ec9" officeooo:paragraph-rsid="00275ec9" style:font-name-asian="Noto Sans Mono CJK SC" style:font-size-asian="12pt" style:font-style-asian="normal" style:font-weight-asian="normal" style:font-name-complex="Liberation Mono" style:font-size-complex="12pt" style:font-style-complex="normal" style:font-weight-complex="normal"/>
    </style:style>
    <style:style style:name="P91"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9056e" officeooo:paragraph-rsid="0029056e" style:font-name-asian="Noto Sans Mono CJK SC" style:font-size-asian="12pt" style:font-style-asian="normal" style:font-weight-asian="normal" style:font-name-complex="Liberation Mono" style:font-size-complex="12pt" style:font-style-complex="normal" style:font-weight-complex="normal"/>
    </style:style>
    <style:style style:name="P92"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9056e" officeooo:paragraph-rsid="002af859" style:font-name-asian="Noto Sans Mono CJK SC" style:font-size-asian="12pt" style:font-style-asian="normal" style:font-weight-asian="normal" style:font-name-complex="Liberation Mono" style:font-size-complex="12pt" style:font-style-complex="normal" style:font-weight-complex="normal"/>
    </style:style>
    <style:style style:name="P93"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2f9a5a" officeooo:paragraph-rsid="00283f83" style:font-name-asian="Noto Sans Mono CJK SC" style:font-size-asian="12pt" style:font-style-asian="normal" style:font-weight-asian="normal" style:font-name-complex="Liberation Mono" style:font-size-complex="12pt" style:font-style-complex="normal" style:font-weight-complex="normal"/>
    </style:style>
    <style:style style:name="P94"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21589" officeooo:paragraph-rsid="00321589" style:font-name-asian="Noto Sans Mono CJK SC" style:font-size-asian="12pt" style:font-style-asian="normal" style:font-weight-asian="normal" style:font-name-complex="Liberation Mono" style:font-size-complex="12pt" style:font-style-complex="normal" style:font-weight-complex="normal"/>
    </style:style>
    <style:style style:name="P95"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22322" officeooo:paragraph-rsid="00322322" style:font-name-asian="Noto Sans Mono CJK SC" style:font-size-asian="12pt" style:font-style-asian="normal" style:font-weight-asian="normal" style:font-name-complex="Liberation Mono" style:font-size-complex="12pt" style:font-style-complex="normal" style:font-weight-complex="normal"/>
    </style:style>
    <style:style style:name="P96"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83f83" officeooo:paragraph-rsid="00283f83" style:font-name-asian="Noto Sans Mono CJK SC" style:font-size-asian="12pt" style:font-style-asian="normal" style:font-name-complex="Liberation Mono" style:font-size-complex="12pt" style:font-style-complex="normal"/>
    </style:style>
    <style:style style:name="P97"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9056e" officeooo:paragraph-rsid="0029056e" style:font-name-asian="Noto Sans Mono CJK SC" style:font-size-asian="12pt" style:font-style-asian="normal" style:font-name-complex="Liberation Mono" style:font-size-complex="12pt" style:font-style-complex="normal"/>
    </style:style>
    <style:style style:name="P98"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9056e" officeooo:paragraph-rsid="0029056e" style:font-name-asian="Noto Sans Mono CJK SC" style:font-size-asian="12pt" style:font-style-asian="normal" style:font-weight-asian="normal" style:font-name-complex="Liberation Mono" style:font-size-complex="12pt" style:font-style-complex="normal" style:font-weight-complex="normal"/>
    </style:style>
    <style:style style:name="P99"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af859" officeooo:paragraph-rsid="002af859" style:font-name-asian="Noto Sans Mono CJK SC" style:font-size-asian="12pt" style:font-style-asian="normal" style:font-weight-asian="normal" style:font-name-complex="Liberation Mono" style:font-size-complex="12pt" style:font-style-complex="normal" style:font-weight-complex="normal"/>
    </style:style>
    <style:style style:name="P100"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afe88" officeooo:paragraph-rsid="002afe88" style:font-name-asian="Noto Sans Mono CJK SC" style:font-size-asian="12pt" style:font-style-asian="normal" style:font-weight-asian="normal" style:font-name-complex="Liberation Mono" style:font-size-complex="12pt" style:font-style-complex="normal" style:font-weight-complex="normal"/>
    </style:style>
    <style:style style:name="P101"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afe88" officeooo:paragraph-rsid="002cf24e" style:font-name-asian="Noto Sans Mono CJK SC" style:font-size-asian="12pt" style:font-style-asian="normal" style:font-weight-asian="normal" style:font-name-complex="Liberation Mono" style:font-size-complex="12pt" style:font-style-complex="normal" style:font-weight-complex="normal"/>
    </style:style>
    <style:style style:name="P102"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cf24e" officeooo:paragraph-rsid="002cf24e" style:font-name-asian="Noto Sans Mono CJK SC" style:font-size-asian="12pt" style:font-style-asian="normal" style:font-weight-asian="normal" style:font-name-complex="Liberation Mono" style:font-size-complex="12pt" style:font-style-complex="normal" style:font-weight-complex="normal"/>
    </style:style>
    <style:style style:name="P103" style:family="paragraph" style:parent-style-name="Preformatted_20_Text" style:list-style-name="L26">
      <style:text-properties fo:font-variant="normal" fo:text-transform="none" fo:color="#000000" loext:opacity="100%" style:font-name="Open Sans1" fo:font-size="12pt" fo:letter-spacing="normal" fo:font-style="normal" fo:font-weight="normal" officeooo:rsid="0035f647" officeooo:paragraph-rsid="0035f647" style:font-name-asian="Noto Sans Mono CJK SC" style:font-size-asian="12pt" style:font-style-asian="normal" style:font-weight-asian="normal" style:font-name-complex="Liberation Mono" style:font-size-complex="12pt" style:font-style-complex="normal" style:font-weight-complex="normal"/>
    </style:style>
    <style:style style:name="P104" style:family="paragraph" style:parent-style-name="Preformatted_20_Text" style:list-style-name="L26">
      <style:text-properties fo:font-variant="normal" fo:text-transform="none" fo:color="#000000" loext:opacity="100%" style:font-name="Open Sans1" fo:font-size="12pt" fo:letter-spacing="normal" fo:font-style="normal" fo:font-weight="normal" officeooo:rsid="0035f647" officeooo:paragraph-rsid="0035f647" style:font-name-asian="Noto Sans Mono CJK SC" style:font-size-asian="12pt" style:font-weight-asian="normal" style:font-name-complex="Liberation Mono" style:font-size-complex="12pt" style:font-weight-complex="normal"/>
    </style:style>
    <style:style style:name="P105" style:family="paragraph" style:parent-style-name="Preformatted_20_Text" style:list-style-name="L26">
      <style:text-properties fo:font-variant="normal" fo:text-transform="none" fo:color="#000000" loext:opacity="100%" style:font-name="Open Sans1" fo:font-size="12pt" fo:letter-spacing="normal" fo:font-style="normal" fo:font-weight="normal" officeooo:rsid="00377824" officeooo:paragraph-rsid="00377824" style:font-name-asian="Noto Sans Mono CJK SC" style:font-size-asian="12pt" style:font-weight-asian="normal" style:font-name-complex="Liberation Mono" style:font-size-complex="12pt" style:font-weight-complex="normal"/>
    </style:style>
    <style:style style:name="P106" style:family="paragraph" style:parent-style-name="Preformatted_20_Text" style:list-style-name="L26">
      <style:text-properties fo:font-variant="normal" fo:text-transform="none" fo:color="#000000" loext:opacity="100%" style:font-name="Open Sans1" fo:font-size="12pt" fo:letter-spacing="normal" fo:font-style="normal" fo:font-weight="bold" officeooo:rsid="0035f647" officeooo:paragraph-rsid="0035f647" style:font-name-asian="Noto Sans Mono CJK SC" style:font-size-asian="12pt" style:font-style-asian="normal" style:font-weight-asian="bold" style:font-name-complex="Liberation Mono" style:font-size-complex="12pt" style:font-style-complex="normal" style:font-weight-complex="bold"/>
    </style:style>
    <style:style style:name="P107" style:family="paragraph" style:parent-style-name="Preformatted_20_Text" style:list-style-name="L25">
      <style:text-properties fo:font-variant="normal" fo:text-transform="none" fo:color="#000000" loext:opacity="100%" style:font-name="Open Sans1" fo:font-size="14pt" fo:letter-spacing="normal" fo:font-style="normal" fo:font-weight="normal" officeooo:rsid="002af859" officeooo:paragraph-rsid="002af859" style:font-name-asian="Noto Sans Mono CJK SC" style:font-size-asian="14pt" style:font-style-asian="normal" style:font-weight-asian="normal" style:font-name-complex="Liberation Mono" style:font-size-complex="14pt" style:font-style-complex="normal" style:font-weight-complex="normal"/>
    </style:style>
    <style:style style:name="P108" style:family="paragraph" style:parent-style-name="Preformatted_20_Text" style:list-style-name="L25">
      <style:text-properties fo:font-variant="normal" fo:text-transform="none" fo:color="#000000" loext:opacity="100%" style:font-name="Open Sans1" fo:font-size="14pt" fo:letter-spacing="normal" fo:font-style="normal" fo:font-weight="normal" officeooo:rsid="002afe88" officeooo:paragraph-rsid="002afe88" style:font-name-asian="Noto Sans Mono CJK SC" style:font-size-asian="14pt" style:font-style-asian="normal" style:font-weight-asian="normal" style:font-name-complex="Liberation Mono" style:font-size-complex="14pt" style:font-style-complex="normal" style:font-weight-complex="normal"/>
    </style:style>
    <style:style style:name="P109" style:family="paragraph" style:parent-style-name="Preformatted_20_Text" style:list-style-name="L25">
      <style:text-properties fo:font-variant="normal" fo:text-transform="none" fo:color="#000000" loext:opacity="100%" style:font-name="Open Sans1" fo:font-size="14pt" fo:letter-spacing="normal" fo:font-style="normal" fo:font-weight="normal" officeooo:rsid="002cf24e" officeooo:paragraph-rsid="002cf24e" style:font-name-asian="Noto Sans Mono CJK SC" style:font-size-asian="14pt" style:font-style-asian="normal" style:font-weight-asian="normal" style:font-name-complex="Liberation Mono" style:font-size-complex="14pt" style:font-style-complex="normal" style:font-weight-complex="normal"/>
    </style:style>
    <style:style style:name="P110" style:family="paragraph" style:parent-style-name="Preformatted_20_Text" style:list-style-name="L25">
      <style:text-properties fo:font-variant="normal" fo:text-transform="none" fo:color="#2a6099" loext:opacity="100%" style:font-name="Open Sans1" fo:font-size="14pt" fo:letter-spacing="normal" fo:font-style="normal" fo:font-weight="bold" officeooo:rsid="0029056e" officeooo:paragraph-rsid="002af859" style:font-name-asian="Noto Sans Mono CJK SC" style:font-size-asian="14pt" style:font-style-asian="normal" style:font-weight-asian="bold" style:font-name-complex="Liberation Mono" style:font-size-complex="14pt" style:font-style-complex="normal" style:font-weight-complex="bold"/>
    </style:style>
    <style:style style:name="P111" style:family="paragraph" style:parent-style-name="Preformatted_20_Text" style:list-style-name="L10">
      <style:text-properties style:font-name="Open Sans1" fo:font-size="12pt" style:font-size-asian="12pt" style:font-size-complex="12pt"/>
    </style:style>
    <style:style style:name="P112" style:family="paragraph" style:parent-style-name="Preformatted_20_Text" style:list-style-name="L13">
      <style:text-properties style:font-name="Open Sans1" fo:font-size="12pt" style:font-size-asian="12pt" style:font-size-complex="12pt"/>
    </style:style>
    <style:style style:name="P113" style:family="paragraph" style:parent-style-name="Preformatted_20_Text" style:list-style-name="L14">
      <style:text-properties style:font-name="Open Sans1" fo:font-size="12pt" style:font-size-asian="12pt" style:font-size-complex="12pt"/>
    </style:style>
    <style:style style:name="P114" style:family="paragraph" style:parent-style-name="Preformatted_20_Text" style:list-style-name="L14">
      <style:text-properties style:font-name="Open Sans1" fo:font-size="12pt" officeooo:rsid="001cd3ba" officeooo:paragraph-rsid="001cd3ba" style:font-size-asian="12pt" style:font-size-complex="12pt"/>
    </style:style>
    <style:style style:name="P115" style:family="paragraph" style:parent-style-name="Preformatted_20_Text" style:list-style-name="L11">
      <style:text-properties style:font-name="Open Sans1" fo:font-size="12pt" officeooo:rsid="002018b4" officeooo:paragraph-rsid="002018b4" style:font-size-asian="10.5pt" style:font-size-complex="12pt"/>
    </style:style>
    <style:style style:name="P116" style:family="paragraph" style:parent-style-name="Preformatted_20_Text" style:list-style-name="L11">
      <style:text-properties style:font-name="Open Sans1" fo:font-size="12pt" officeooo:rsid="0033b0d5" officeooo:paragraph-rsid="0033b0d5" style:font-size-asian="10.5pt" style:font-size-complex="12pt"/>
    </style:style>
    <style:style style:name="P117" style:family="paragraph" style:parent-style-name="Preformatted_20_Text" style:list-style-name="L15">
      <style:text-properties style:font-name="Open Sans1" fo:font-size="12pt" officeooo:rsid="001d48eb" officeooo:paragraph-rsid="001d48eb" style:font-size-asian="10.5pt" style:font-size-complex="12pt"/>
    </style:style>
    <style:style style:name="P118" style:family="paragraph" style:parent-style-name="Preformatted_20_Text" style:list-style-name="L18">
      <style:text-properties style:font-name="Open Sans1" fo:font-size="12pt" officeooo:rsid="001d48eb" officeooo:paragraph-rsid="001d48eb" style:font-size-asian="10.5pt" style:font-size-complex="12pt"/>
    </style:style>
    <style:style style:name="P119" style:family="paragraph" style:parent-style-name="Preformatted_20_Text" style:list-style-name="L18">
      <style:text-properties style:font-name="Open Sans1" fo:font-size="12pt" officeooo:rsid="001ef640" officeooo:paragraph-rsid="001ef640" style:font-size-asian="10.5pt" style:font-size-complex="12pt"/>
    </style:style>
    <style:style style:name="P120" style:family="paragraph" style:parent-style-name="Preformatted_20_Text" style:list-style-name="L18">
      <style:text-properties style:font-name="Open Sans1" fo:font-size="12pt" officeooo:rsid="0035f647" officeooo:paragraph-rsid="0035f647" style:font-size-asian="10.5pt" style:font-size-complex="12pt"/>
    </style:style>
    <style:style style:name="P121" style:family="paragraph" style:parent-style-name="Preformatted_20_Text" style:list-style-name="L19">
      <style:text-properties style:font-name="Open Sans1" fo:font-size="12pt" officeooo:rsid="00200757" officeooo:paragraph-rsid="00200757" style:font-size-asian="10.5pt" style:font-size-complex="12pt"/>
    </style:style>
    <style:style style:name="P122" style:family="paragraph" style:parent-style-name="Preformatted_20_Text" style:list-style-name="L21">
      <style:text-properties style:font-name="Open Sans1" fo:font-size="12pt" officeooo:rsid="002151e2" officeooo:paragraph-rsid="002151e2" style:font-size-asian="10.5pt" style:font-size-complex="12pt"/>
    </style:style>
    <style:style style:name="P123" style:family="paragraph" style:parent-style-name="Preformatted_20_Text" style:list-style-name="L21">
      <style:text-properties style:font-name="Open Sans1" fo:font-size="12pt" officeooo:rsid="003936cf" officeooo:paragraph-rsid="003936cf" style:font-size-asian="10.5pt" style:font-size-complex="12pt"/>
    </style:style>
    <style:style style:name="P124" style:family="paragraph" style:parent-style-name="Preformatted_20_Text" style:list-style-name="L23">
      <style:text-properties style:font-name="Open Sans1" fo:font-size="12pt" officeooo:rsid="00224078" officeooo:paragraph-rsid="00224078" style:font-size-asian="10.5pt" style:font-size-complex="12pt"/>
    </style:style>
    <style:style style:name="P125" style:family="paragraph" style:parent-style-name="Preformatted_20_Text" style:list-style-name="L11">
      <style:text-properties style:font-name="Open Sans1" fo:font-size="12pt" fo:font-weight="normal" officeooo:rsid="00343c4f" officeooo:paragraph-rsid="00343c4f" style:font-size-asian="10.5pt" style:font-weight-asian="normal" style:font-size-complex="12pt" style:font-weight-complex="normal"/>
    </style:style>
    <style:style style:name="P126" style:family="paragraph" style:parent-style-name="Preformatted_20_Text" style:list-style-name="L15">
      <style:text-properties style:font-name="Open Sans1" fo:font-size="12pt" fo:font-weight="normal" officeooo:rsid="00200757" officeooo:paragraph-rsid="00200757" style:font-size-asian="10.5pt" style:font-weight-asian="normal" style:font-size-complex="12pt" style:font-weight-complex="normal"/>
    </style:style>
    <style:style style:name="P127" style:family="paragraph" style:parent-style-name="Preformatted_20_Text" style:list-style-name="L15">
      <style:text-properties style:font-name="Open Sans1" fo:font-size="12pt" fo:font-weight="normal" officeooo:rsid="002018b4" officeooo:paragraph-rsid="002018b4" style:font-size-asian="10.5pt" style:font-weight-asian="normal" style:font-size-complex="12pt" style:font-weight-complex="normal"/>
    </style:style>
    <style:style style:name="P128" style:family="paragraph" style:parent-style-name="Preformatted_20_Text">
      <style:text-properties style:font-name="Open Sans1" fo:font-size="12pt" fo:font-weight="normal" officeooo:rsid="00200757" officeooo:paragraph-rsid="00200757" style:font-name-asian="Noto Sans Mono CJK SC" style:font-size-asian="10.5pt" style:font-weight-asian="normal" style:font-name-complex="Liberation Mono" style:font-size-complex="12pt" style:font-weight-complex="normal"/>
    </style:style>
    <style:style style:name="P129" style:family="paragraph" style:parent-style-name="Preformatted_20_Text" style:list-style-name="L16">
      <style:text-properties style:font-name="Open Sans1" fo:font-size="12pt" fo:font-weight="normal" officeooo:rsid="00483464" officeooo:paragraph-rsid="00483464" style:font-name-asian="Noto Sans Mono CJK SC" style:font-size-asian="10.5pt" style:font-weight-asian="normal" style:font-name-complex="Liberation Mono" style:font-size-complex="12pt" style:font-weight-complex="normal"/>
    </style:style>
    <style:style style:name="P130" style:family="paragraph" style:parent-style-name="Preformatted_20_Text">
      <style:text-properties style:font-name="Open Sans1" fo:font-size="12pt" fo:font-weight="normal" officeooo:rsid="00483464" officeooo:paragraph-rsid="00483464" style:font-name-asian="Noto Sans Mono CJK SC" style:font-size-asian="10.5pt" style:font-weight-asian="normal" style:font-name-complex="Liberation Mono" style:font-size-complex="12pt" style:font-weight-complex="normal"/>
    </style:style>
    <style:style style:name="P131" style:family="paragraph" style:parent-style-name="Preformatted_20_Text" style:list-style-name="L15">
      <style:text-properties style:font-name="Open Sans1" fo:font-size="12pt" officeooo:rsid="001d48eb" officeooo:paragraph-rsid="001d48eb" style:font-name-asian="Noto Sans Mono CJK SC" style:font-size-asian="10.5pt" style:font-name-complex="Liberation Mono" style:font-size-complex="12pt"/>
    </style:style>
    <style:style style:name="P132" style:family="paragraph" style:parent-style-name="Preformatted_20_Text" style:list-style-name="L17">
      <style:text-properties style:font-name="Open Sans1" fo:font-size="12pt" officeooo:rsid="001d48eb" officeooo:paragraph-rsid="001d48eb" style:font-name-asian="Noto Sans Mono CJK SC" style:font-size-asian="10.5pt" style:font-name-complex="Liberation Mono" style:font-size-complex="12pt"/>
    </style:style>
    <style:style style:name="P133" style:family="paragraph" style:parent-style-name="Preformatted_20_Text" style:list-style-name="L18">
      <style:text-properties style:font-name="Open Sans1" fo:font-size="12pt" officeooo:rsid="0035f647" officeooo:paragraph-rsid="0035f647" style:font-name-asian="Noto Sans Mono CJK SC" style:font-size-asian="10.5pt" style:font-name-complex="Liberation Mono" style:font-size-complex="12pt"/>
    </style:style>
    <style:style style:name="P134" style:family="paragraph" style:parent-style-name="Preformatted_20_Text" style:list-style-name="L20">
      <style:text-properties style:font-name="Open Sans1" fo:font-size="12pt" officeooo:rsid="00200757" officeooo:paragraph-rsid="00200757" style:font-name-asian="Noto Sans Mono CJK SC" style:font-size-asian="10.5pt" style:font-name-complex="Liberation Mono" style:font-size-complex="12pt"/>
    </style:style>
    <style:style style:name="P135" style:family="paragraph" style:parent-style-name="Preformatted_20_Text" style:list-style-name="L22">
      <style:text-properties style:font-name="Open Sans1" fo:font-size="12pt" officeooo:rsid="002151e2" officeooo:paragraph-rsid="002151e2" style:font-name-asian="Noto Sans Mono CJK SC" style:font-size-asian="10.5pt" style:font-name-complex="Liberation Mono" style:font-size-complex="12pt"/>
    </style:style>
    <style:style style:name="P136" style:family="paragraph" style:parent-style-name="Preformatted_20_Text" style:list-style-name="L24">
      <style:text-properties style:font-name="Open Sans1" fo:font-size="12pt" officeooo:rsid="004382db" officeooo:paragraph-rsid="004382db" style:font-name-asian="Noto Sans Mono CJK SC" style:font-size-asian="10.5pt" style:font-name-complex="Liberation Mono" style:font-size-complex="12pt"/>
    </style:style>
    <style:style style:name="P137" style:family="paragraph" style:parent-style-name="Preformatted_20_Text">
      <style:text-properties style:font-name="Open Sans1" fo:font-size="12pt" fo:font-weight="bold" officeooo:rsid="00483464" officeooo:paragraph-rsid="00483464" style:font-name-asian="Noto Sans Mono CJK SC" style:font-size-asian="10.5pt" style:font-weight-asian="bold" style:font-name-complex="Liberation Mono" style:font-size-complex="12pt" style:font-weight-complex="bold"/>
    </style:style>
    <style:style style:name="P138" style:family="paragraph" style:parent-style-name="Preformatted_20_Text" style:list-style-name="L21">
      <style:text-properties fo:color="#000000" loext:opacity="100%" style:font-name="Open Sans1" fo:font-size="12pt" officeooo:rsid="002151e2" officeooo:paragraph-rsid="002151e2" style:font-name-asian="Noto Sans Mono CJK SC" style:font-size-asian="10.5pt" style:font-name-complex="Liberation Mono" style:font-size-complex="12pt"/>
    </style:style>
    <style:style style:name="P139" style:family="paragraph" style:parent-style-name="Preformatted_20_Text" style:list-style-name="L21">
      <style:text-properties fo:color="#000000" loext:opacity="100%" style:font-name="Open Sans1" fo:font-size="12pt" officeooo:rsid="00224078" officeooo:paragraph-rsid="002151e2" style:font-name-asian="Noto Sans Mono CJK SC" style:font-size-asian="10.5pt" style:font-name-complex="Liberation Mono" style:font-size-complex="12pt"/>
    </style:style>
    <style:style style:name="P140" style:family="paragraph" style:parent-style-name="Preformatted_20_Text" style:list-style-name="L21">
      <style:text-properties fo:color="#000000" loext:opacity="100%" style:font-name="Open Sans1" fo:font-size="12pt" officeooo:rsid="002151e2" officeooo:paragraph-rsid="002151e2" style:font-size-asian="10.5pt" style:font-size-complex="12pt"/>
    </style:style>
    <style:style style:name="P141" style:family="paragraph" style:parent-style-name="Standard" style:list-style-name="L1">
      <style:text-properties officeooo:rsid="0002fe55" officeooo:paragraph-rsid="00160f6c"/>
    </style:style>
    <style:style style:name="P142" style:family="paragraph" style:parent-style-name="Standard" style:list-style-name="L2">
      <style:text-properties officeooo:rsid="00067854" officeooo:paragraph-rsid="00160f6c"/>
    </style:style>
    <style:style style:name="P143" style:family="paragraph" style:parent-style-name="Standard" style:list-style-name="L3">
      <style:text-properties officeooo:rsid="0012636f" officeooo:paragraph-rsid="00145156"/>
    </style:style>
    <style:style style:name="P144" style:family="paragraph" style:parent-style-name="Standard" style:list-style-name="L4">
      <style:text-properties officeooo:paragraph-rsid="00145156"/>
    </style:style>
    <style:style style:name="P145" style:family="paragraph" style:parent-style-name="Standard" style:list-style-name="L5">
      <style:text-properties officeooo:rsid="00037042" officeooo:paragraph-rsid="00160f6c"/>
    </style:style>
    <style:style style:name="P146" style:family="paragraph" style:parent-style-name="Standard" style:list-style-name="L6">
      <style:text-properties officeooo:rsid="00088a38" officeooo:paragraph-rsid="00088a38"/>
    </style:style>
    <style:style style:name="T1" style:family="text">
      <style:text-properties officeooo:rsid="00037042"/>
    </style:style>
    <style:style style:name="T2" style:family="text">
      <style:text-properties fo:font-weight="bold" style:font-weight-asian="bold" style:font-weight-complex="bold"/>
    </style:style>
    <style:style style:name="T3" style:family="text">
      <style:text-properties fo:font-weight="bold" officeooo:rsid="002af859" style:font-weight-asian="bold" style:font-weight-complex="bold"/>
    </style:style>
    <style:style style:name="T4" style:family="text">
      <style:text-properties fo:font-weight="bold" officeooo:rsid="003097b7" style:font-weight-asian="bold" style:font-weight-complex="bold"/>
    </style:style>
    <style:style style:name="T5" style:family="text">
      <style:text-properties fo:font-weight="bold" style:font-name-asian="Noto Sans Mono CJK SC" style:font-size-asian="10pt" style:font-weight-asian="bold" style:font-name-complex="Liberation Mono" style:font-size-complex="10pt" style:font-weight-complex="bold"/>
    </style:style>
    <style:style style:name="T6" style:family="text">
      <style:text-properties fo:font-weight="bold" style:font-name-asian="Noto Sans Mono CJK SC" style:font-weight-asian="bold" style:font-name-complex="Liberation Mono" style:font-weight-complex="bold"/>
    </style:style>
    <style:style style:name="T7" style:family="text">
      <style:text-properties fo:font-weight="bold" style:font-style-asian="normal" style:font-weight-asian="bold" style:font-style-complex="normal" style:font-weight-complex="bold"/>
    </style:style>
    <style:style style:name="T8" style:family="text">
      <style:text-properties fo:font-weight="bold" officeooo:rsid="00319e66" style:font-style-asian="normal" style:font-weight-asian="bold" style:font-style-complex="normal" style:font-weight-complex="bold"/>
    </style:style>
    <style:style style:name="T9" style:family="text">
      <style:text-properties style:font-name="Monaco" fo:font-size="11.25pt"/>
    </style:style>
    <style:style style:name="T10" style:family="text">
      <style:text-properties style:font-name="Monaco" fo:font-size="11.25pt" officeooo:rsid="0008ac70"/>
    </style:style>
    <style:style style:name="T11" style:family="text">
      <style:text-properties style:font-name="Monaco" fo:font-size="11.25pt" fo:font-weight="bold" style:font-weight-asian="bold" style:font-weight-complex="bold"/>
    </style:style>
    <style:style style:name="T12" style:family="text">
      <style:text-properties style:font-name="Monaco" fo:font-size="11.25pt" fo:font-weight="bold" officeooo:rsid="0008ac70" style:font-weight-asian="bold" style:font-weight-complex="bold"/>
    </style:style>
    <style:style style:name="T13" style:family="text">
      <style:text-properties style:font-name="Monaco" fo:font-size="11.25pt" officeooo:rsid="0008ac70" style:font-name-asian="Noto Sans Mono CJK SC" style:font-size-asian="10pt" style:font-name-complex="Liberation Mono" style:font-size-complex="10pt"/>
    </style:style>
    <style:style style:name="T14" style:family="text">
      <style:text-properties style:font-name="Monaco" fo:font-size="11.25pt" officeooo:rsid="0008ac70" style:font-size-asian="10pt" style:font-size-complex="10pt"/>
    </style:style>
    <style:style style:name="T15" style:family="text">
      <style:text-properties fo:font-variant="normal" fo:text-transform="none" fo:color="#212121" loext:opacity="100%" style:font-name="Monaco" fo:font-size="11.25pt" fo:letter-spacing="normal" fo:font-style="normal" fo:font-weight="normal"/>
    </style:style>
    <style:style style:name="T16" style:family="text">
      <style:text-properties fo:font-variant="normal" fo:text-transform="none" fo:color="#212121" loext:opacity="100%" style:font-name="Monaco" fo:font-size="11.25pt" fo:letter-spacing="normal" fo:font-style="normal" fo:font-weight="normal" officeooo:rsid="0008d788" style:font-name-asian="Noto Sans Mono CJK SC" style:font-size-asian="10pt" style:font-name-complex="Liberation Mono" style:font-size-complex="10pt"/>
    </style:style>
    <style:style style:name="T17" style:family="text">
      <style:text-properties fo:font-variant="normal" fo:text-transform="none" fo:color="#212121" loext:opacity="100%" style:font-name="Monaco" fo:font-size="11.25pt" fo:letter-spacing="normal" fo:font-style="normal" fo:font-weight="normal" officeooo:rsid="000a5fc2" style:font-name-asian="Noto Sans Mono CJK SC" style:font-size-asian="10pt" style:font-name-complex="Liberation Mono" style:font-size-complex="10pt"/>
    </style:style>
    <style:style style:name="T18" style:family="text">
      <style:text-properties fo:font-variant="normal" fo:text-transform="none" fo:color="#212121" loext:opacity="100%" style:font-name="Monaco" fo:font-size="11.25pt" fo:letter-spacing="normal" fo:font-style="normal" fo:font-weight="normal" officeooo:rsid="000c2fb0" style:font-name-asian="Noto Sans Mono CJK SC" style:font-size-asian="10pt" style:font-name-complex="Liberation Mono" style:font-size-complex="10pt"/>
    </style:style>
    <style:style style:name="T19" style:family="text">
      <style:text-properties fo:font-variant="normal" fo:text-transform="none" fo:color="#212121" loext:opacity="100%" style:font-name="Monaco" fo:font-size="11.25pt" fo:letter-spacing="normal" fo:font-style="normal" fo:font-weight="normal" officeooo:rsid="001883e6" style:font-name-asian="Noto Sans Mono CJK SC" style:font-size-asian="10pt" style:font-name-complex="Liberation Mono" style:font-size-complex="10pt"/>
    </style:style>
    <style:style style:name="T20" style:family="text">
      <style:text-properties fo:font-variant="normal" fo:text-transform="none" fo:color="#212121" loext:opacity="100%" style:font-name="Monaco" fo:font-size="11.25pt" fo:letter-spacing="normal" fo:font-style="normal" fo:font-weight="normal" officeooo:rsid="0008d788" style:font-size-asian="10pt" style:font-size-complex="10pt"/>
    </style:style>
    <style:style style:name="T21" style:family="text">
      <style:text-properties fo:font-variant="normal" fo:text-transform="none" fo:color="#212121" loext:opacity="100%" style:font-name="Monaco" fo:font-size="11.25pt" fo:letter-spacing="normal" fo:font-style="normal" fo:font-weight="normal" officeooo:rsid="000a5fc2" style:font-size-asian="10pt" style:font-size-complex="10pt"/>
    </style:style>
    <style:style style:name="T22" style:family="text">
      <style:text-properties fo:font-variant="normal" fo:text-transform="none" fo:color="#212121" loext:opacity="100%" style:font-name="Monaco" fo:font-size="11.25pt" fo:letter-spacing="normal" fo:font-style="normal" fo:font-weight="normal" officeooo:rsid="000c2fb0" style:font-size-asian="10pt" style:font-size-complex="10pt"/>
    </style:style>
    <style:style style:name="T23" style:family="text">
      <style:text-properties fo:font-variant="normal" fo:text-transform="none" fo:color="#212121" loext:opacity="100%" style:font-name="Monaco" fo:font-size="11.25pt" fo:letter-spacing="normal" fo:font-style="normal" fo:font-weight="normal" officeooo:rsid="001883e6" style:font-size-asian="10pt" style:font-size-complex="10pt"/>
    </style:style>
    <style:style style:name="T24" style:family="text">
      <style:text-properties fo:font-variant="normal" fo:text-transform="none" fo:color="#212121" loext:opacity="100%" style:font-name="Monaco" fo:font-size="11.25pt" fo:letter-spacing="normal" fo:font-style="normal" fo:font-weight="bold" officeooo:rsid="0008d788" style:font-size-asian="10pt" style:font-weight-asian="bold" style:font-size-complex="10pt" style:font-weight-complex="bold"/>
    </style:style>
    <style:style style:name="T25" style:family="text">
      <style:text-properties fo:font-variant="normal" fo:text-transform="none" fo:color="#212121" loext:opacity="100%" style:font-name="Monaco" fo:font-size="11.25pt" fo:letter-spacing="normal" fo:font-style="normal" fo:font-weight="bold" officeooo:rsid="001883e6" style:font-size-asian="10pt" style:font-weight-asian="bold" style:font-size-complex="10pt" style:font-weight-complex="bold"/>
    </style:style>
    <style:style style:name="T26" style:family="text">
      <style:text-properties fo:font-variant="normal" fo:text-transform="none" fo:color="#212121" loext:opacity="100%" style:font-name="Monaco" fo:font-size="11.25pt" fo:letter-spacing="normal" fo:font-style="normal" fo:font-weight="bold" officeooo:rsid="0008d788" style:font-name-asian="Noto Sans Mono CJK SC" style:font-size-asian="10pt" style:font-weight-asian="bold" style:font-name-complex="Liberation Mono" style:font-size-complex="10pt" style:font-weight-complex="bold"/>
    </style:style>
    <style:style style:name="T27" style:family="text">
      <style:text-properties fo:font-variant="normal" fo:text-transform="none" fo:color="#212121" loext:opacity="100%" fo:font-size="11.25pt" fo:letter-spacing="normal" fo:font-style="normal" fo:font-weight="normal" officeooo:rsid="000c2fb0" style:font-size-asian="10pt" style:font-size-complex="10pt"/>
    </style:style>
    <style:style style:name="T28" style:family="text">
      <style:text-properties fo:font-variant="normal" fo:text-transform="none" fo:color="#212121" loext:opacity="100%" style:text-line-through-style="none" style:text-line-through-type="none" style:font-name="Monaco" fo:font-size="11.25pt" fo:letter-spacing="normal" fo:font-style="normal" fo:font-weight="normal" officeooo:rsid="000c2fb0" style:font-size-asian="10pt" style:font-size-complex="10pt"/>
    </style:style>
    <style:style style:name="T29" style:family="text">
      <style:text-properties fo:font-variant="normal" fo:text-transform="none" fo:color="#212121" loext:opacity="100%" style:text-line-through-style="none" style:text-line-through-type="none" style:font-name="Monaco" fo:font-size="11.25pt" fo:letter-spacing="normal" fo:font-style="normal" fo:font-weight="normal" officeooo:rsid="000e09ec" style:font-size-asian="10pt" style:font-size-complex="10pt"/>
    </style:style>
    <style:style style:name="T30" style:family="text">
      <style:text-properties fo:font-variant="normal" fo:text-transform="none" fo:color="#212121" loext:opacity="100%" style:text-line-through-style="none" style:text-line-through-type="none" style:font-name="Monaco" fo:font-size="11.25pt" fo:letter-spacing="normal" fo:font-style="normal" fo:font-weight="normal" officeooo:rsid="000e09ec" style:font-name-asian="Noto Sans Mono CJK SC" style:font-size-asian="10pt" style:font-name-complex="Liberation Mono" style:font-size-complex="10pt"/>
    </style:style>
    <style:style style:name="T31" style:family="text">
      <style:text-properties style:font-name-asian="Noto Sans Mono CJK SC" style:font-size-asian="10pt" style:font-name-complex="Liberation Mono" style:font-size-complex="10pt"/>
    </style:style>
    <style:style style:name="T32" style:family="text">
      <style:text-properties style:font-name-asian="Noto Sans Mono CJK SC" style:font-name-complex="Liberation Mono"/>
    </style:style>
    <style:style style:name="T33" style:family="text">
      <style:text-properties officeooo:rsid="001d48eb" style:font-name-asian="Noto Sans Mono CJK SC" style:font-name-complex="Liberation Mono"/>
    </style:style>
    <style:style style:name="T34" style:family="text">
      <style:text-properties officeooo:rsid="001ef640" style:font-name-asian="Noto Sans Mono CJK SC" style:font-name-complex="Liberation Mono"/>
    </style:style>
    <style:style style:name="T35" style:family="text">
      <style:text-properties officeooo:rsid="00224078" style:font-name-asian="Noto Sans Mono CJK SC" style:font-name-complex="Liberation Mono"/>
    </style:style>
    <style:style style:name="T36" style:family="text">
      <style:text-properties officeooo:rsid="0023da78" style:font-name-asian="Noto Sans Mono CJK SC" style:font-name-complex="Liberation Mono"/>
    </style:style>
    <style:style style:name="T37" style:family="text">
      <style:text-properties fo:color="#2a6099" loext:opacity="100%"/>
    </style:style>
    <style:style style:name="T38" style:family="text">
      <style:text-properties fo:color="#2a6099" loext:opacity="100%" style:font-name-asian="Noto Sans Mono CJK SC" style:font-size-asian="10pt" style:font-name-complex="Liberation Mono" style:font-size-complex="10pt"/>
    </style:style>
    <style:style style:name="T39" style:family="text">
      <style:text-properties fo:color="#2a6099" loext:opacity="100%" style:font-name-asian="Noto Sans Mono CJK SC" style:font-name-complex="Liberation Mono"/>
    </style:style>
    <style:style style:name="T40" style:family="text">
      <style:text-properties fo:color="#2a6099" loext:opacity="100%" fo:font-size="14pt" fo:font-style="italic" fo:font-weight="bold" style:font-size-asian="14pt" style:font-style-asian="italic" style:font-weight-asian="bold" style:font-size-complex="14pt" style:font-style-complex="italic" style:font-weight-complex="bold"/>
    </style:style>
    <style:style style:name="T41" style:family="text">
      <style:text-properties fo:color="#2a6099" loext:opacity="100%" fo:font-size="14pt" fo:font-style="italic" fo:font-weight="bold" officeooo:rsid="00275ec9" style:font-size-asian="14pt" style:font-style-asian="italic" style:font-weight-asian="bold" style:font-size-complex="14pt" style:font-style-complex="italic" style:font-weight-complex="bold"/>
    </style:style>
    <style:style style:name="T42" style:family="text">
      <style:text-properties fo:color="#2a6099" loext:opacity="100%" fo:font-size="14pt" fo:font-weight="bold" style:font-size-asian="14pt" style:font-weight-asian="bold" style:font-size-complex="14pt" style:font-weight-complex="bold"/>
    </style:style>
    <style:style style:name="T43" style:family="text">
      <style:text-properties fo:color="#2a6099" loext:opacity="100%" fo:font-size="14pt" fo:font-weight="bold" officeooo:rsid="00275ec9" style:font-size-asian="14pt" style:font-weight-asian="bold" style:font-size-complex="14pt" style:font-weight-complex="bold"/>
    </style:style>
    <style:style style:name="T44" style:family="text">
      <style:text-properties fo:color="#2a6099" loext:opacity="100%" fo:font-size="14pt" fo:font-weight="bold" officeooo:rsid="002af859" style:font-size-asian="14pt" style:font-weight-asian="bold" style:font-size-complex="14pt" style:font-weight-complex="bold"/>
    </style:style>
    <style:style style:name="T45" style:family="text">
      <style:text-properties fo:color="#2a6099" loext:opacity="100%" fo:font-size="14pt" fo:font-weight="bold" officeooo:rsid="0029056e" style:font-size-asian="14pt" style:font-weight-asian="bold" style:font-size-complex="14pt" style:font-weight-complex="bold"/>
    </style:style>
    <style:style style:name="T46" style:family="text">
      <style:text-properties fo:color="#2a6099" loext:opacity="100%" fo:font-size="14pt" fo:font-weight="bold" officeooo:rsid="002cf24e" style:font-size-asian="14pt" style:font-weight-asian="bold" style:font-size-complex="14pt" style:font-weight-complex="bold"/>
    </style:style>
    <style:style style:name="T47" style:family="text">
      <style:text-properties fo:color="#2a6099" loext:opacity="100%" fo:font-weight="bold" style:font-weight-asian="bold" style:font-weight-complex="bold"/>
    </style:style>
    <style:style style:name="T48" style:family="text">
      <style:text-properties fo:color="#2a6099" loext:opacity="100%" fo:font-weight="bold" officeooo:rsid="002af859" style:font-weight-asian="bold" style:font-weight-complex="bold"/>
    </style:style>
    <style:style style:name="T49" style:family="text">
      <style:text-properties fo:color="#2a6099" loext:opacity="100%" fo:font-weight="bold" style:font-name-asian="Noto Sans Mono CJK SC" style:font-weight-asian="bold" style:font-name-complex="Liberation Mono" style:font-weight-complex="bold"/>
    </style:style>
    <style:style style:name="T50" style:family="text">
      <style:text-properties fo:color="#2a6099" loext:opacity="100%" officeooo:rsid="0035f647" style:font-style-asian="normal" style:font-weight-asian="normal" style:font-style-complex="normal" style:font-weight-complex="normal"/>
    </style:style>
    <style:style style:name="T51" style:family="text">
      <style:text-properties officeooo:rsid="00145156"/>
    </style:style>
    <style:style style:name="T52" style:family="text">
      <style:text-properties officeooo:rsid="00172ba5"/>
    </style:style>
    <style:style style:name="T53" style:family="text">
      <style:text-properties fo:font-weight="normal" officeooo:rsid="00172ba5" style:font-weight-asian="normal" style:font-weight-complex="normal"/>
    </style:style>
    <style:style style:name="T54" style:family="text">
      <style:text-properties officeooo:rsid="00187961"/>
    </style:style>
    <style:style style:name="T55" style:family="text">
      <style:text-properties officeooo:rsid="0018c483"/>
    </style:style>
    <style:style style:name="T56" style:family="text">
      <style:text-properties officeooo:rsid="001cd3ba"/>
    </style:style>
    <style:style style:name="T57" style:family="text">
      <style:text-properties fo:color="#c9211e" loext:opacity="100%" style:font-name-asian="Noto Sans Mono CJK SC" style:font-name-complex="Liberation Mono"/>
    </style:style>
    <style:style style:name="T58" style:family="text">
      <style:text-properties fo:color="#c9211e" loext:opacity="100%" fo:font-weight="bold" style:font-weight-asian="bold" style:font-weight-complex="bold"/>
    </style:style>
    <style:style style:name="T59" style:family="text">
      <style:text-properties fo:color="#c9211e" loext:opacity="100%" fo:font-weight="bold" style:font-style-asian="normal" style:font-weight-asian="bold" style:font-style-complex="normal" style:font-weight-complex="bold"/>
    </style:style>
    <style:style style:name="T60" style:family="text">
      <style:text-properties fo:color="#ff0000" loext:opacity="100%" style:font-name-asian="Noto Sans Mono CJK SC" style:font-name-complex="Liberation Mono"/>
    </style:style>
    <style:style style:name="T61" style:family="text">
      <style:text-properties fo:color="#ff0000" loext:opacity="100%" fo:font-size="14pt" fo:font-weight="bold" style:font-size-asian="14pt" style:font-weight-asian="bold" style:font-size-complex="14pt" style:font-weight-complex="bold"/>
    </style:style>
    <style:style style:name="T62" style:family="text">
      <style:text-properties fo:color="#ff0000" loext:opacity="100%" officeooo:rsid="0035f647" style:font-style-asian="normal" style:font-weight-asian="normal" style:font-style-complex="normal" style:font-weight-complex="normal"/>
    </style:style>
    <style:style style:name="T63" style:family="text">
      <style:text-properties style:font-weight-asian="normal" style:font-weight-complex="normal"/>
    </style:style>
    <style:style style:name="T64" style:family="text">
      <style:text-properties officeooo:rsid="00275ec9" style:font-weight-asian="normal" style:font-weight-complex="normal"/>
    </style:style>
    <style:style style:name="T65" style:family="text">
      <style:text-properties officeooo:rsid="00275ec9"/>
    </style:style>
    <style:style style:name="T66" style:family="text">
      <style:text-properties fo:font-style="italic" style:font-style-asian="italic" style:font-weight-asian="normal" style:font-style-complex="italic" style:font-weight-complex="normal"/>
    </style:style>
    <style:style style:name="T67" style:family="text">
      <style:text-properties fo:font-style="italic" officeooo:rsid="00275ec9" style:font-style-asian="italic" style:font-weight-asian="normal" style:font-style-complex="italic" style:font-weight-complex="normal"/>
    </style:style>
    <style:style style:name="T68" style:family="text">
      <style:text-properties fo:font-size="14pt" style:font-size-asian="14pt" style:font-size-complex="14pt"/>
    </style:style>
    <style:style style:name="T69" style:family="text">
      <style:text-properties fo:font-size="14pt" officeooo:rsid="00275ec9" style:font-size-asian="14pt" style:font-size-complex="14pt"/>
    </style:style>
    <style:style style:name="T70" style:family="text">
      <style:text-properties fo:font-size="14pt" officeooo:rsid="002cf24e" style:font-size-asian="14pt" style:font-size-complex="14pt"/>
    </style:style>
    <style:style style:name="T71" style:family="text">
      <style:text-properties fo:font-size="14pt" officeooo:rsid="002df271" style:font-size-asian="14pt" style:font-size-complex="14pt"/>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14pt" fo:font-weight="bold" officeooo:rsid="002af859" style:font-size-asian="14pt" style:font-weight-asian="bold" style:font-size-complex="14pt" style:font-weight-complex="bold"/>
    </style:style>
    <style:style style:name="T74" style:family="text">
      <style:text-properties style:font-style-asian="normal" style:font-weight-asian="normal" style:font-style-complex="normal" style:font-weight-complex="normal"/>
    </style:style>
    <style:style style:name="T75" style:family="text">
      <style:text-properties officeooo:rsid="00313aee" style:font-style-asian="normal" style:font-weight-asian="normal" style:font-style-complex="normal" style:font-weight-complex="normal"/>
    </style:style>
    <style:style style:name="T76" style:family="text">
      <style:text-properties officeooo:rsid="00319e66" style:font-style-asian="normal" style:font-weight-asian="normal" style:font-style-complex="normal" style:font-weight-complex="normal"/>
    </style:style>
    <style:style style:name="T77" style:family="text">
      <style:text-properties officeooo:rsid="00322322" style:font-style-asian="normal" style:font-weight-asian="normal" style:font-style-complex="normal" style:font-weight-complex="normal"/>
    </style:style>
    <style:style style:name="T78" style:family="text">
      <style:text-properties officeooo:rsid="0035f647" style:font-style-asian="normal" style:font-weight-asian="normal" style:font-style-complex="normal" style:font-weight-complex="normal"/>
    </style:style>
    <style:style style:name="T79" style:family="text">
      <style:text-properties style:font-style-asian="normal" style:font-style-complex="normal"/>
    </style:style>
    <style:style style:name="T80" style:family="text">
      <style:text-properties fo:color="#212121" loext:opacity="100%" fo:font-size="14pt" fo:font-weight="bold" officeooo:rsid="002af859" style:font-size-asian="14pt" style:font-weight-asian="bold" style:font-size-complex="14pt" style:font-weight-complex="bold"/>
    </style:style>
    <style:style style:name="T81" style:family="text">
      <style:text-properties fo:color="#212121" loext:opacity="100%" fo:font-size="14pt" fo:font-weight="bold" officeooo:rsid="0029056e" style:font-size-asian="14pt" style:font-weight-asian="bold" style:font-size-complex="14pt" style:font-weight-complex="bold"/>
    </style:style>
    <style:style style:name="T82" style:family="text">
      <style:text-properties fo:color="#212121" loext:opacity="100%" fo:font-size="14pt" officeooo:rsid="0029056e" style:font-size-asian="14pt" style:font-size-complex="14pt"/>
    </style:style>
    <style:style style:name="T83" style:family="text">
      <style:text-properties fo:color="#212121" loext:opacity="100%" fo:font-size="14pt" officeooo:rsid="00275ec9" style:font-size-asian="14pt" style:font-size-complex="14pt"/>
    </style:style>
    <style:style style:name="T84" style:family="text">
      <style:text-properties officeooo:rsid="003097b7"/>
    </style:style>
    <style:style style:name="T85" style:family="text">
      <style:text-properties fo:color="#000000" loext:opacity="100%" style:font-name-asian="Noto Sans Mono CJK SC" style:font-name-complex="Liberation Mono"/>
    </style:style>
    <style:style style:name="T86" style:family="text">
      <style:text-properties fo:color="#000000" loext:opacity="100%" officeooo:rsid="003936cf" style:font-name-asian="Noto Sans Mono CJK SC" style:font-name-complex="Liberation Mono"/>
    </style:style>
    <style:style style:name="T87" style:family="text">
      <style:text-properties fo:color="#000000" loext:opacity="100%" fo:font-weight="bold" style:font-name-asian="Noto Sans Mono CJK SC" style:font-weight-asian="bold" style:font-name-complex="Liberation Mono" style:font-weight-complex="bold"/>
    </style:style>
    <style:style style:name="T88" style:family="text">
      <style:text-properties officeooo:rsid="003cdb9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LINK INTERESSANTES</text:p>
      <text:p text:style-name="Standard"><text:a xlink:type="simple" xlink:href="https://www.youtube.com/watch?v=HCdxmO2hVWM" text:style-name="Internet_20_link" text:visited-style-name="Visited_20_Internet_20_Link"/></text:p>
      <text:p text:style-name="Standard"/>
      <text:p text:style-name="P42"><text:a xlink:type="simple" xlink:href="https://www.youtube.com/watch?v=HCdxmO2hVWM" text:style-name="Internet_20_link" text:visited-style-name="Visited_20_Internet_20_Link">https://www.youtube.com/watch?v=HCdxmO2hVWM</text:a><text:tab/><text:tab/></text:p>
      <text:list xml:id="list3281163341" text:style-name="L1">
        <text:list-item>
          <text:p text:style-name="P141">Várias telas via wi-fi</text:p>
        </text:list-item>
      </text:list>
      <text:p text:style-name="Standard"/>
      <text:p text:style-name="Standard"><text:a xlink:type="simple" xlink:href="https://www.youtube.com/watch?v=OMw7xjaBEF8" text:style-name="Internet_20_link" text:visited-style-name="Visited_20_Internet_20_Link">https://www.youtube.com/watch?v=OMw7xjaBEF8</text:a><text:tab/><text:tab/><text:span text:style-name="T1">Configuração do bluetooth 5.0</text:span></text:p>
      <text:p text:style-name="Standard"><text:a xlink:type="simple" xlink:href="https://www.youtube.com/watch?v=lxQr1idzpoI" text:style-name="Internet_20_link" text:visited-style-name="Visited_20_Internet_20_Link">https://www.youtube.com/watch?v=lxQr1idzpoI</text:a></text:p>
      <text:p text:style-name="P42"><text:a xlink:type="simple" xlink:href="http://archive.ubuntu.com/ubuntu/pool/main/l/linux-firmware/" text:style-name="Internet_20_link" text:visited-style-name="Visited_20_Internet_20_Link">http://archive.ubuntu.com/ubuntu/pool/main/l/linux-firmware/</text:a><text:tab/></text:p>
      <text:list xml:id="list3682159362" text:style-name="L2">
        <text:list-item>
          <text:p text:style-name="P142">site de firnware de bluetooth</text:p>
        </text:list-item>
      </text:list>
      <text:p text:style-name="Standard"/>
      <text:p text:style-name="Standard"/>
      <text:p text:style-name="P41"><text:a xlink:type="simple" xlink:href="https://www.youtube.com/watch?v=Jy4_PxjwUp8" text:style-name="Internet_20_link" text:visited-style-name="Visited_20_Internet_20_Link">https://www.youtube.com/watch?v=Jy4_PxjwUp8</text:a><text:tab/><text:tab/><text:tab/></text:p>
      <text:list xml:id="list2995657789" text:style-name="L3">
        <text:list-item>
          <text:p text:style-name="P143">desinstalação de APPs do Smartphone</text:p>
        </text:list-item>
      </text:list>
      <text:p text:style-name="Standard"/>
      <text:p text:style-name="P41"><text:a xlink:type="simple" xlink:href="https://www.regataos.com.br/p/download.html" text:style-name="Internet_20_link" text:visited-style-name="Visited_20_Internet_20_Link">https://www.regataos.com.br/p/download.html</text:a><text:tab/><text:tab/><text:tab/></text:p>
      <text:list xml:id="list2190077611" text:style-name="L4">
        <text:list-item>
          <text:p text:style-name="P144"><text:span text:style-name="T51">link para a página do Regata OS sistema operacional desenvolvido pelo Brasil</text:span><text:tab/><text:tab/><text:tab/></text:p>
        </text:list-item>
      </text:list>
      <text:p text:style-name="Standard"/>
      <text:p text:style-name="P42"><text:a xlink:type="simple" xlink:href="https://www.youtube.com/watch?v=9lnvWdigrks&amp;t=213s" text:style-name="Internet_20_link" text:visited-style-name="Visited_20_Internet_20_Link">https://www.youtube.com/watch?v=9lnvWdigrks&amp;t=213s</text:a><text:tab/><text:tab/></text:p>
      <text:list xml:id="list468884041" text:style-name="L5">
        <text:list-item>
          <text:p text:style-name="P145">Instalação do GNU C compiler UBUNTU 22.04</text:p>
        </text:list-item>
      </text:list>
      <text:p text:style-name="P64"/>
      <text:p text:style-name="P64">Nome dos programas de Máquinas Virtuais<text:tab/><text:tab/>HYPERVISOR</text:p>
      <text:p text:style-name="Standard"/>
      <text:p text:style-name="P2"/>
      <text:p text:style-name="P2">Comando<text:span text:style-name="T55">s</text:span>:</text:p>
      <text:p text:style-name="P4"/>
      <text:p text:style-name="P2"><text:span text:style-name="T2">lsusb</text:span><text:tab/><text:tab/><text:tab/><text:tab/>lista todos os dispositivos instalados no linux</text:p>
      <text:p text:style-name="P2"/>
      <text:p text:style-name="P5"><text:span text:style-name="T2">uname</text:span> -a<text:tab/><text:tab/><text:tab/>mostra a versão do kernel</text:p>
      <text:p text:style-name="P2"/>
      <text:p text:style-name="P1">comandos:</text:p>
      <text:p text:style-name="P1"><text:span text:style-name="T2">sudo</text:span> apt update<text:tab/><text:tab/><text:span text:style-name="T52">atualizada a lista de apt para instalação</text:span></text:p>
      <text:p text:style-name="P3">clear<text:tab/><text:tab/><text:tab/><text:tab/><text:span text:style-name="T53">limpa a tela</text:span></text:p>
      <text:p text:style-name="P1"><text:span text:style-name="T2">sudo</text:span> apt install build-essential<text:tab/><text:span text:style-name="T52">instala aplicativos essenciais para rede</text:span></text:p>
      <text:p text:style-name="P1"><text:span text:style-name="T2">gcc</text:span> –version<text:tab/><text:tab/><text:tab/><text:span text:style-name="T54">exibe a versão do UBUNTU</text:span></text:p>
      <text:p text:style-name="P1"><text:span text:style-name="T2">g</text:span>++ --version</text:p>
      <text:p text:style-name="P1"/>
      <text:p text:style-name="P44">apt <text:tab/><text:tab/><text:tab/><text:tab/>Ferramenta de instalação de Aplicativos</text:p>
      <text:p text:style-name="P44"><text:tab/><text:tab/><text:tab/><text:tab/>apt <text:tab/>l<text:tab/>lista os recursos da ferramenta</text:p>
      <text:p text:style-name="P44"><text:tab/><text:tab/><text:tab/><text:tab/>apt moo<text:tab/>apresenta um desenho :)</text:p>
      <text:p text:style-name="P44"><text:tab/><text:tab/><text:tab/><text:tab/>apt-get<text:tab/><text:tab/>recursos do comando</text:p>
      <text:p text:style-name="P44"/>
      <text:p text:style-name="P63"><text:span text:style-name="T2">sudo</text:span> apt <text:span text:style-name="T2">update</text:span><text:tab/><text:tab/>Atualiza a lista de pacotes disponíveis</text:p>
      <text:p text:style-name="P63"/>
      <text:p text:style-name="P63"><text:span text:style-name="T2">sudo</text:span> apt <text:span text:style-name="T2">upgrade</text:span><text:tab/><text:tab/>Atualiza os programas instalados no PC</text:p>
      <text:p text:style-name="P44"/>
      <text:p text:style-name="P1"/>
      <text:p text:style-name="P37"><text:soft-page-break/>Instalar um DRIVE Virtual tipo o DAEAMON do Windows</text:p>
      <text:p text:style-name="P6">Comandos:</text:p>
      <text:p text:style-name="P6"/>
      <text:p text:style-name="P8"><text:span text:style-name="T2">Passo 1</text:span>. Abra um terminal</text:p>
      <text:p text:style-name="P8"/>
      <text:p text:style-name="P8">CTRL + ALT + T</text:p>
      <text:p text:style-name="P1"/>
      <text:list xml:id="list2730124851" text:style-name="L6">
        <text:list-item>
          <text:p text:style-name="P146">Caso o terminal não esteja funcionando é possível instalar com:</text:p>
          <text:list>
            <text:list-header>
              <text:p text:style-name="P65"><text:span text:style-name="Source_20_Text"><text:span text:style-name="T15"/></text:span></text:p>
              <text:p text:style-name="P65"><text:span text:style-name="Source_20_Text"><text:span text:style-name="T15">sudo add-apt-repository ppa:cdemu/ppa</text:span></text:span></text:p>
            </text:list-header>
          </text:list>
        </text:list-item>
      </text:list>
      <text:p text:style-name="P6"/>
      <text:p text:style-name="P8"><text:span text:style-name="T2">Passo</text:span> 2. Atualize o gerenciador de pacotes com o comando:</text:p>
      <text:p text:style-name="P8"/>
      <text:p text:style-name="P7"><text:span text:style-name="Source_20_Text"><text:span text:style-name="T9">sudo apt-get update</text:span></text:span></text:p>
      <text:p text:style-name="P8"/>
      <text:p text:style-name="P8"><text:span text:style-name="T2">Passo</text:span> 3. Agora use o comando abaixo para instalar o programa;</text:p>
      <text:p text:style-name="P8"/>
      <text:p text:style-name="P7"><text:span text:style-name="Source_20_Text"><text:span text:style-name="T9">sudo apt-get install gcdemu </text:span></text:span><text:span text:style-name="Source_20_Text"><text:span text:style-name="T11">cdemu</text:span></text:span><text:span text:style-name="Source_20_Text"><text:span text:style-name="T9">-</text:span></text:span><text:span text:style-name="Source_20_Text"><text:span text:style-name="T11">client</text:span></text:span></text:p>
      <text:p text:style-name="P7"><text:span text:style-name="Source_20_Text"><text:span text:style-name="T9"/></text:span></text:p>
      <text:p text:style-name="P9"><text:span text:style-name="Source_20_Text"><text:span text:style-name="T12">aviso</text:span></text:span><text:span text:style-name="Source_20_Text"><text:span text:style-name="T10">: </text:span></text:span><text:span text:style-name="Source_20_Text"><text:span text:style-name="T13">é</text:span></text:span><text:span text:style-name="Source_20_Text"><text:span text:style-name="T14"> poss</text:span></text:span><text:span text:style-name="Source_20_Text"><text:span text:style-name="T13">í</text:span></text:span><text:span text:style-name="Source_20_Text"><text:span text:style-name="T14">vel que a biblioteca da loja do UBUNTU tenha que ser atualizada com:</text:span></text:span></text:p>
      <text:p text:style-name="P9"><text:span text:style-name="Source_20_Text"><text:span text:style-name="T14"><text:s text:c="12"/></text:span></text:span></text:p>
      <text:p text:style-name="P9"><text:span text:style-name="Source_20_Text"><text:span text:style-name="T14"><text:tab/> <text:s/>sudo apt updade</text:span></text:span></text:p>
      <text:p text:style-name="P9"><text:span text:style-name="Source_20_Text"><text:span text:style-name="T14"/></text:span></text:p>
      <text:p text:style-name="P9"><text:span text:style-name="Source_20_Text"><text:span text:style-name="T14"><text:s/><text:tab/> <text:s/>e inicie o processo a partir desse ponto</text:span></text:span></text:p>
      <text:p text:style-name="P9"><text:span text:style-name="Source_20_Text"><text:span text:style-name="T14"/></text:span></text:p>
      <text:p text:style-name="P9"><text:span text:style-name="Source_20_Text"><text:span text:style-name="T14"/></text:span></text:p>
      <text:p text:style-name="P38"><text:span text:style-name="Source_20_Text"><text:span text:style-name="T20">instalaç</text:span></text:span><text:span text:style-name="Source_20_Text"><text:span text:style-name="T16">ã</text:span></text:span><text:span text:style-name="Source_20_Text"><text:span text:style-name="T20">o do </text:span></text:span><text:span text:style-name="Source_20_Text"><text:span text:style-name="T24">VMWare</text:span></text:span><text:span text:style-name="Source_20_Text"><text:span text:style-name="T20">:<text:tab/><text:tab/><text:tab/></text:span></text:span></text:p>
      <text:list xml:id="list2635195905" text:style-name="L7">
        <text:list-item>
          <text:p text:style-name="P66"><text:span text:style-name="Source_20_Text"><text:span text:style-name="T20">fazer o download do VMWare para Linux com extens</text:span></text:span><text:span text:style-name="Source_20_Text"><text:span text:style-name="T16">ão .</text:span></text:span><text:span text:style-name="Source_20_Text"><text:span text:style-name="T26">bundle</text:span></text:span><text:span text:style-name="Source_20_Text"><text:span text:style-name="T20">;</text:span></text:span></text:p>
        </text:list-item>
        <text:list-item>
          <text:p text:style-name="P66"><text:span text:style-name="Source_20_Text"><text:span text:style-name="T20">trocar a permiss</text:span></text:span><text:span text:style-name="Source_20_Text"><text:span text:style-name="T16">ã</text:span></text:span><text:span text:style-name="Source_20_Text"><text:span text:style-name="T20">o do programa para LEITURA E ESCRITA no programa </text:span></text:span><text:span text:style-name="Source_20_Text"><text:span text:style-name="T23">(o UBUNTU permite que essa etapa possa ser feita na interface gr</text:span></text:span><text:span text:style-name="Source_20_Text"><text:span text:style-name="T19">á</text:span></text:span><text:span text:style-name="Source_20_Text"><text:span text:style-name="T23">fica</text:span></text:span><text:span text:style-name="Source_20_Text"><text:span text:style-name="T20">;</text:span></text:span></text:p>
        </text:list-item>
        <text:list-item>
          <text:p text:style-name="P66"><text:span text:style-name="Source_20_Text"><text:span text:style-name="T20">entrar na pasta onde estiver o arquivo baixado com o TERMINAL do Linux e digitar:</text:span></text:span></text:p>
          <text:p text:style-name="P67"><text:span text:style-name="Source_20_Text"><text:span text:style-name="T24">sudo</text:span></text:span><text:span text:style-name="Source_20_Text"><text:span text:style-name="T20"> ./VMWare…. </text:span></text:span><text:span text:style-name="Source_20_Text"><text:span text:style-name="T21">(ser</text:span></text:span><text:span text:style-name="Source_20_Text"><text:span text:style-name="T17">á</text:span></text:span><text:span text:style-name="Source_20_Text"><text:span text:style-name="T21"> preciso digitar o nome do arquivo exatamente como foi baixado)</text:span></text:span></text:p>
        </text:list-item>
        <text:list-item>
          <text:p text:style-name="P68"><text:span text:style-name="Source_20_Text"><text:span text:style-name="T21">depois </text:span></text:span><text:span text:style-name="Source_20_Text"><text:span text:style-name="T17">é</text:span></text:span><text:span text:style-name="Source_20_Text"><text:span text:style-name="T21"> s</text:span></text:span><text:span text:style-name="Source_20_Text"><text:span text:style-name="T17">ó</text:span></text:span><text:span text:style-name="Source_20_Text"><text:span text:style-name="T21"> ao MOSTRAR APLICATIVOS </text:span></text:span><text:span text:style-name="Source_20_Text"><text:span text:style-name="T23">(</text:span></text:span><text:span text:style-name="Source_20_Text"><text:span text:style-name="T25">DASH</text:span></text:span><text:span text:style-name="Source_20_Text"><text:span text:style-name="T23"> DO UBUNTU)</text:span></text:span><text:span text:style-name="Source_20_Text"><text:span text:style-name="T21">e procurar pelo VMWare e clicar nele a aceitar os termos do produto.</text:span></text:span></text:p>
        </text:list-item>
        <text:list-item>
          <text:p text:style-name="P68"><text:span text:style-name="Source_20_Text"><text:span text:style-name="T22">A DESINSTALAÇ</text:span></text:span><text:span text:style-name="Source_20_Text"><text:span text:style-name="T18">Ã</text:span></text:span><text:span text:style-name="Source_20_Text"><text:span text:style-name="T22">O se</text:span></text:span><text:span text:style-name="Source_20_Text"><text:span text:style-name="T18">rá</text:span></text:span><text:span text:style-name="Source_20_Text"><text:span text:style-name="T27"> um</text:span></text:span><text:span text:style-name="Source_20_Text"><text:span text:style-name="T18"> pouco complicada pois o </text:span></text:span><text:span text:style-name="Source_20_Text"><text:span text:style-name="T27">no</text:span></text:span><text:span text:style-name="Source_20_Text"><text:span text:style-name="T18"> TERMINAL deverá ser digitado:</text:span></text:span></text:p>
          <text:p text:style-name="P68"><text:span text:style-name="Source_20_Text"><text:span text:style-name="T18">vmwa</text:span></text:span><text:span text:style-name="Source_20_Text"><text:span text:style-name="T27">re-installer -l</text:span></text:span></text:p>
          <text:p text:style-name="P68"><text:span text:style-name="Source_20_Text"><text:span text:style-name="T22">apresentar</text:span></text:span><text:span text:style-name="Source_20_Text"><text:span text:style-name="T18">á</text:span></text:span><text:span text:style-name="Source_20_Text"><text:span text:style-name="T27"> </text:span></text:span><text:span text:style-name="Source_20_Text"><text:span text:style-name="T22">os produtos </text:span></text:span><text:span text:style-name="Source_20_Text"><text:span text:style-name="T27">a</text:span></text:span><text:span text:style-name="Source_20_Text"><text:span text:style-name="T22"> serem removidos e ent</text:span></text:span><text:span text:style-name="Source_20_Text"><text:span text:style-name="T18">ã</text:span></text:span><text:span text:style-name="Source_20_Text"><text:span text:style-name="T22">o:</text:span></text:span></text:p>
          <text:p text:style-name="P68"><text:span text:style-name="Source_20_Text"><text:span text:style-name="T22">sudo vmware-installer </text:span></text:span><text:span text:style-name="Source_20_Text"><text:span text:style-name="T28">u vmwareplayer</text:span></text:span></text:p>
        </text:list-item>
      </text:list>
      <text:p text:style-name="P39"><text:span text:style-name="Source_20_Text"><text:span text:style-name="T28"/></text:span></text:p>
      <text:p text:style-name="P39"><text:span text:style-name="Source_20_Text"><text:span text:style-name="T28"/></text:span></text:p>
      <text:p text:style-name="P40"><text:span text:style-name="Source_20_Text"><text:span text:style-name="T29">isync<text:tab/><text:tab/><text:tab/>sincronizaç</text:span></text:span><text:span text:style-name="Source_20_Text"><text:span text:style-name="T30">ã</text:span></text:span><text:span text:style-name="Source_20_Text"><text:span text:style-name="T29">o de arquivo com o Google drive</text:span></text:span></text:p>
      <text:p text:style-name="P40"><text:span text:style-name="Source_20_Text"><text:span text:style-name="T29"/></text:span></text:p>
      <text:p text:style-name="P40"><text:span text:style-name="Source_20_Text"><text:span text:style-name="T29"/></text:span></text:p>
      <text:list xml:id="list234715358264231" text:continue-numbering="true" text:style-name="L7">
        <text:list-header>
          <text:p text:style-name="P68"><text:span text:style-name="Source_20_Text"><text:span text:style-name="T22"><text:s/></text:span></text:span><text:span text:style-name="Source_20_Text"><text:span text:style-name="T20"><text:tab/><text:tab/><text:tab/><text:tab/></text:span></text:span></text:p>
        </text:list-header>
      </text:list>
      <text:p text:style-name="P32">Criaç<text:span text:style-name="T32">ão de redes no Linux:</text:span></text:p>
      <text:p text:style-name="P10"/>
      <text:list xml:id="list1281775236" text:style-name="L8">
        <text:list-item>
          <text:p text:style-name="P69">Instalação do serviço SAMBA:</text:p>
          <text:p text:style-name="P69"><text:soft-page-break/>no terminal digitar:</text:p>
          <text:p text:style-name="P69">sudo apt-get install samba</text:p>
          <text:p text:style-name="P69">&gt;digitar a senha de usuário</text:p>
        </text:list-item>
        <text:list-item>
          <text:p text:style-name="P69">Pegar o ip do computador na rede</text:p>
          <text:p text:style-name="P69">no terminal digitar:</text:p>
          <text:p text:style-name="P69">ipconfig</text:p>
        </text:list-item>
        <text:list-item>
          <text:p text:style-name="P79"><text:span text:style-name="T31">instalação de FERRAMENTAS de rede caso o comando </text:span><text:span text:style-name="T5">ifconfig</text:span><text:span text:style-name="T31"> não funcione</text:span></text:p>
          <text:p text:style-name="P69">no terminal:</text:p>
          <text:p text:style-name="P69">sudo apt install net-tools</text:p>
        </text:list-item>
        <text:list-item>
          <text:p text:style-name="P70">Habilitar o usuário do computador SERVIDOR que irá <text:s/>compartilhar a pasta:</text:p>
          <text:p text:style-name="P70">no terminal:</text:p>
          <text:p text:style-name="P80"><text:span text:style-name="T5">sudo</text:span><text:span text:style-name="T31"> </text:span><text:span text:style-name="T5">smbpasswd</text:span><text:span text:style-name="T31"> </text:span><text:span text:style-name="T38">-a</text:span><text:span text:style-name="T31"> [nome do usuário do computador]</text:span></text:p>
        </text:list-item>
      </text:list>
      <text:p text:style-name="P11"/>
      <text:p text:style-name="P11"/>
      <text:p text:style-name="P27">Instalação do <text:span text:style-name="T37">htop</text:span> – Apresenta recursos do sistema</text:p>
      <text:p text:style-name="P12"/>
      <text:p text:style-name="P12"><text:span text:style-name="T2">apt</text:span> install <text:span text:style-name="T2">htop</text:span></text:p>
      <text:p text:style-name="P27"/>
      <text:p text:style-name="P12"/>
      <text:p text:style-name="P28">Manipulação de pacotes <text:span text:style-name="T37">dpkg</text:span> (será necessária a utilização do sudo)</text:p>
      <text:p text:style-name="P13"/>
      <text:p text:style-name="P14">dpkg –-<text:span text:style-name="T2">help</text:span><text:tab/>lista todas as possibilidades do comando</text:p>
      <text:p text:style-name="P14"><text:span text:style-name="T2">sudo</text:span> dpkg –-<text:span text:style-name="T2">remove</text:span> [nomedo programa a ser removido]</text:p>
      <text:p text:style-name="P14"/>
      <text:p text:style-name="P15">sudo apt <text:span text:style-name="T2">clean</text:span><text:tab/><text:tab/><text:tab/>remove os pacotes que não estão sendo mais usados</text:p>
      <text:p text:style-name="P16"/>
      <text:p text:style-name="P16">sudo apt <text:span text:style-name="T2">autoremove</text:span><text:tab/></text:p>
      <text:list xml:id="list257952584" text:style-name="L9">
        <text:list-item>
          <text:p text:style-name="P81">remove pacotes que subiram e não são instalados</text:p>
        </text:list-item>
      </text:list>
      <text:p text:style-name="P33"/>
      <text:p text:style-name="P33"/>
      <text:p text:style-name="P18"><text:span text:style-name="T2">bash</text:span> –-version<text:tab/><text:tab/><text:tab/></text:p>
      <text:list xml:id="list3706015911" text:style-name="L10">
        <text:list-item>
          <text:p text:style-name="P111">Interpretador de comandos do Linux</text:p>
        </text:list-item>
      </text:list>
      <text:p text:style-name="P45"/>
      <text:p text:style-name="P47">nano</text:p>
      <text:list xml:id="list1237857119" text:style-name="L11">
        <text:list-item>
          <text:p text:style-name="P115">Editor de texto do Linux</text:p>
          <text:p text:style-name="P116">caso n<text:span text:style-name="T32">ão esteja instalado digitar:</text:span></text:p>
          <text:p text:style-name="P116"><text:span text:style-name="T6">sudo</text:span><text:span text:style-name="T32"> apt get install </text:span><text:span text:style-name="T6">nano</text:span></text:p>
          <text:p text:style-name="P125"><text:span text:style-name="T32">nano </text:span><text:span text:style-name="T49">-v</text:span><text:span text:style-name="T32"> [nome do arquivo] abre o arquivo em somente leitura</text:span></text:p>
        </text:list-item>
      </text:list>
      <text:list xml:id="list234713711308212" text:continue-list="list3706015911" text:style-name="L10">
        <text:list-header>
          <text:p text:style-name="P111"/>
        </text:list-header>
      </text:list>
      <text:p text:style-name="P17"/>
      <text:p text:style-name="P22"><text:span text:style-name="T2">eog</text:span> [nome do arquivo em .jpg]</text:p>
      <text:list xml:id="list3969805040" text:style-name="L12">
        <text:list-item>
          <text:p text:style-name="P71">Visualizador de imagens no terminal</text:p>
        </text:list-item>
      </text:list>
      <text:p text:style-name="P17"/>
      <text:p text:style-name="P17"><text:soft-page-break/></text:p>
      <text:p text:style-name="P18"><text:span text:style-name="T2">man</text:span> [nome do comando]<text:tab/></text:p>
      <text:list xml:id="list1094478329" text:style-name="L13">
        <text:list-item>
          <text:p text:style-name="P112">aciona o manual do Linux</text:p>
        </text:list-item>
      </text:list>
      <text:p text:style-name="P17"/>
      <text:p text:style-name="P17"/>
      <text:p text:style-name="P17"/>
      <text:p text:style-name="P17"/>
      <text:p text:style-name="P17"/>
      <text:p text:style-name="P19"><text:span text:style-name="T2">history</text:span><text:tab/><text:tab/><text:tab/><text:tab/></text:p>
      <text:list xml:id="list3013836712" text:style-name="L14">
        <text:list-item>
          <text:p text:style-name="P113">Lista o histórico de comando digitados no <text:span text:style-name="T56">terminal</text:span></text:p>
          <text:list>
            <text:list-item>
              <text:p text:style-name="P114">Pra escolher o comando basta digitar o ponto de exclamaç<text:span text:style-name="T32">ão e o número do comando </text:span><text:span text:style-name="T33">(sem espaços)</text:span></text:p>
            </text:list-item>
          </text:list>
        </text:list-item>
      </text:list>
      <text:p text:style-name="P53"/>
      <text:p text:style-name="P53"/>
      <text:p text:style-name="P53"/>
      <text:p text:style-name="P52">ls</text:p>
      <text:list xml:id="list3381454981" text:style-name="L15">
        <text:list-item>
          <text:p text:style-name="P117">Lista o conte<text:span text:style-name="T32">údo de um diretório não precisando estar dentro dele. Exemplo:</text:span></text:p>
          <text:list>
            <text:list-item>
              <text:p text:style-name="P131">ls Downloads/</text:p>
            </text:list-item>
            <text:list-item>
              <text:p text:style-name="P117"><text:span text:style-name="T32">ls </text:span><text:span text:style-name="T39">-a</text:span><text:span text:style-name="T32"> ou</text:span><text:span text:style-name="T39"> --all </text:span><text:span text:style-name="T32"><text:tab/>lista os arquivos </text:span><text:span text:style-name="T6">ocultos</text:span></text:p>
            </text:list-item>
            <text:list-item>
              <text:p text:style-name="P126"><text:span text:style-name="T32">ls -</text:span><text:span text:style-name="T39">R</text:span><text:span text:style-name="T32"> <text:s/>lista todos os diretórios e sub diretórios assim como os conteúdos</text:span></text:p>
            </text:list-item>
            <text:list-item>
              <text:p text:style-name="P127"><text:span text:style-name="T32">ls </text:span><text:span text:style-name="T39">-l </text:span><text:span text:style-name="T32"><text:tab/><text:tab/>??</text:span></text:p>
            </text:list-item>
            <text:list-item>
              <text:p text:style-name="P126"><text:span text:style-name="T6">Encadeamento</text:span><text:span text:style-name="T32"> de parâmetros é suportado no Linux</text:span></text:p>
              <text:list>
                <text:list-item>
                  <text:p text:style-name="P126"><text:span text:style-name="T6">ls</text:span><text:span text:style-name="T32"> -</text:span><text:span text:style-name="T39">Ra</text:span><text:span text:style-name="T32"> Lista todas as pastas e subpastas como todos os arquivos ocultos ou não.</text:span></text:p>
                </text:list-item>
              </text:list>
            </text:list-item>
          </text:list>
        </text:list-item>
      </text:list>
      <text:p text:style-name="P128"/>
      <text:p text:style-name="P137">lsusb</text:p>
      <text:list xml:id="list3331912523" text:style-name="L16">
        <text:list-item>
          <text:p text:style-name="P129">Lista todos os DISPOSITIVOS USB conectados ao Linux</text:p>
        </text:list-item>
      </text:list>
      <text:p text:style-name="P130"/>
      <text:p text:style-name="P54"/>
      <text:p text:style-name="P46"><text:span text:style-name="T6">cd</text:span><text:span text:style-name="T32"> </text:span></text:p>
      <text:list xml:id="list346045914" text:style-name="L17">
        <text:list-item>
          <text:p text:style-name="P132">É conhecido como change directory e muda o diretório onde se está</text:p>
          <text:list>
            <text:list-item>
              <text:p text:style-name="P132">cd ~/ <text:tab/>retorna para o diretório home</text:p>
            </text:list-item>
            <text:list-item>
              <text:p text:style-name="P132">cd ..<text:tab/><text:tab/>retorna um diretório abaixo</text:p>
            </text:list-item>
            <text:list-item>
              <text:p text:style-name="P132">cd . <text:tab/><text:tab/>Diretório atual</text:p>
            </text:list-item>
          </text:list>
        </text:list-item>
      </text:list>
      <text:p text:style-name="P54"/>
      <text:p text:style-name="P54"/>
      <text:p text:style-name="P51">mkdir</text:p>
      <text:list xml:id="list324299388" text:style-name="L18">
        <text:list-item>
          <text:p text:style-name="P118"><text:span text:style-name="T32">Cria diretórios </text:span><text:span text:style-name="T34">(É aconselhável usar a primeira letra em maiúscula</text:span></text:p>
          <text:list>
            <text:list-item>
              <text:p text:style-name="P119"><text:span text:style-name="T6">mkdir</text:span><text:span text:style-name="T32"> Teste</text:span></text:p>
            </text:list-item>
            <text:list-item>
              <text:p text:style-name="P119"><text:span text:style-name="T6">mkdir</text:span><text:span text:style-name="T32"> Cursos/Hardware/Módulo\ 1/ (Nesse exemplo deve-se atentar a </text:span><text:span text:style-name="T6">contra barra</text:span><text:span text:style-name="T32"> pois ela indica que exite um </text:span><text:span text:style-name="T6">espaço</text:span><text:span text:style-name="T32"> entre </text:span><text:soft-page-break/><text:span text:style-name="T32">o número 1 e o nome, então, o nome do diretório será [</text:span><text:span text:style-name="T6">Módulo 1</text:span><text:span text:style-name="T32">]</text:span></text:p>
            </text:list-item>
            <text:list-item>
              <text:p text:style-name="P119"><text:span text:style-name="T6">mkdir</text:span><text:span text:style-name="T32"> </text:span><text:span text:style-name="T57">-p</text:span><text:span text:style-name="T32"> “Cursos/Hardware/Módulo 1/” esse exemplo produz o mesmo efeito caso a contra barra não seja utilizada.</text:span></text:p>
            </text:list-item>
            <text:list-item>
              <text:p text:style-name="P120"><text:span text:style-name="T6">mkdir</text:span><text:span text:style-name="T32"> [pasta1] [pasta2] [pasta3] ... </text:span></text:p>
              <text:p text:style-name="P120"><text:span text:style-name="T6">mkdir</text:span><text:span text:style-name="T32"> teste1 teste2 teste3</text:span></text:p>
              <text:p text:style-name="P133">cria várias pastas</text:p>
            </text:list-item>
          </text:list>
        </text:list-item>
      </text:list>
      <text:p text:style-name="P55"/>
      <text:p text:style-name="P55"/>
      <text:p text:style-name="P48">pwd</text:p>
      <text:list xml:id="list3239235539" text:style-name="L19">
        <text:list-item>
          <text:p text:style-name="P121">Exibe o caminho at<text:span text:style-name="T32">é onde o usuário se encontra</text:span></text:p>
        </text:list-item>
      </text:list>
      <text:p text:style-name="P56"/>
      <text:p text:style-name="P56"/>
      <text:p text:style-name="P48">touch</text:p>
      <text:list xml:id="list1326825948" text:style-name="L20">
        <text:list-item>
          <text:p text:style-name="P134">Cria arquivos binários .txt</text:p>
        </text:list-item>
      </text:list>
      <text:p text:style-name="P56"/>
      <text:p text:style-name="P56"/>
      <text:p text:style-name="P56"/>
      <text:p text:style-name="P56"/>
      <text:p text:style-name="P56"/>
      <text:p text:style-name="P56"/>
      <text:p text:style-name="P56"/>
      <text:p text:style-name="P49">rm</text:p>
      <text:list xml:id="list4269752187" text:style-name="L21">
        <text:list-item>
          <text:p text:style-name="P122">Deleta arquivos</text:p>
        </text:list-item>
        <text:list-item>
          <text:p text:style-name="P122"><text:span text:style-name="T2">rm</text:span> <text:span text:style-name="T37">-rf</text:span> [Deleta um diret<text:span text:style-name="T32">ório com todos os arquivos dentro deles] – É um comando bem </text:span><text:span text:style-name="T60">PERIGOSO </text:span><text:span text:style-name="T85">é </text:span><text:span text:style-name="T86">recomendado o uso do comando alias para reduzir os riscos da seguinte forma:</text:span></text:p>
          <text:p text:style-name="P123"><text:span text:style-name="T87">alias</text:span><text:span text:style-name="T85"> rm=’/bin/rm -</text:span><text:span text:style-name="T49">I</text:span><text:span text:style-name="T85">’</text:span></text:p>
          <text:list>
            <text:list-item>
              <text:p text:style-name="P138">-r (parâmetro recursivo)</text:p>
            </text:list-item>
            <text:list-item>
              <text:p text:style-name="P138">-f (força a ação)</text:p>
            </text:list-item>
            <text:list-item>
              <text:p text:style-name="P140"><text:span text:style-name="T32">-</text:span><text:span text:style-name="T35">i (faz com que o bash confirme cada deleção de arquivo)</text:span></text:p>
            </text:list-item>
            <text:list-item>
              <text:p text:style-name="P139"><text:span text:style-name="T42">-I</text:span> (se até 4 arquivos existirem dentro de uma pasta serão apagados sem que seja feita qualquer pergunta mas com um número maior será perguntado)</text:p>
            </text:list-item>
          </text:list>
        </text:list-item>
      </text:list>
      <text:p text:style-name="P62"/>
      <text:p text:style-name="P56"/>
      <text:p text:style-name="P49">rmdir</text:p>
      <text:list xml:id="list2716698180" text:style-name="L22">
        <text:list-item>
          <text:p text:style-name="P135">Deleta diretórios</text:p>
        </text:list-item>
      </text:list>
      <text:p text:style-name="P57"/>
      <text:p text:style-name="P56"/>
      <text:p text:style-name="P50">alias</text:p>
      <text:list xml:id="list843487984" text:style-name="L23">
        <text:list-item>
          <text:p text:style-name="P124"><text:span text:style-name="T32">É uma espécie de </text:span><text:span text:style-name="T6">APELIDO</text:span><text:span text:style-name="T32"> para comandos, por exemplo:</text:span></text:p>
          <text:list>
            <text:list-item>
              <text:p text:style-name="P124"><text:span text:style-name="T6">alias</text:span><text:span text:style-name="T32"> ls=”</text:span><text:span text:style-name="T39">ls -l</text:span><text:span text:style-name="T32">” – toda vez que o comando ls for digitado ele já irá conter o parâmetro -l</text:span></text:p>
              <text:list>
                <text:list-item>
                  <text:p text:style-name="P124"><text:soft-page-break/><text:span text:style-name="T32">Só funciona enquanto o terminal estiver aberto. Um comando de </text:span><text:span text:style-name="T36">configuração pode ser alterado para que fique de forma permanente.</text:span></text:p>
                </text:list-item>
              </text:list>
            </text:list-item>
          </text:list>
        </text:list-item>
      </text:list>
      <text:p text:style-name="P58"/>
      <text:p text:style-name="P58"/>
      <text:p text:style-name="P60"><text:span text:style-name="T2">Lsb_release</text:span> -a</text:p>
      <text:list xml:id="list1351922992" text:style-name="L24">
        <text:list-item>
          <text:p text:style-name="P136">Exibe informações do Sistema instalado no PC</text:p>
        </text:list-item>
      </text:list>
      <text:p text:style-name="P58"/>
      <text:p text:style-name="P58"/>
      <text:p text:style-name="P58"/>
      <text:p text:style-name="P58"/>
      <text:p text:style-name="P58"/>
      <text:p text:style-name="P58"/>
      <text:p text:style-name="P58"/>
      <text:p text:style-name="P61">Referência GLOBAL de caracteres:</text:p>
      <text:p text:style-name="P59"/>
      <text:list xml:id="list3435464074" text:style-name="L25">
        <text:list-item>
          <text:p text:style-name="P82">Isso quer dizer que quando vai se executar uma determinada função no terminal um determinado grupo de arquivos possuí um carácter ou uma extensão em comum. Por exemplo, todos os arquivos de uma determinada pasta são .<text:span text:style-name="T2">pdf</text:span><text:span text:style-name="T63">. Um detalhe importante sobre o sistema operacional Linux a extensão não é obrigatória</text:span></text:p>
        </text:list-item>
        <text:list-item>
          <text:p text:style-name="P88">É muito útil em cópia quando os arquivos estiverem espalhados pelo HD</text:p>
        </text:list-item>
        <text:list-item>
          <text:p text:style-name="P82"><text:span text:style-name="T58">ATENÇÃO</text:span><text:span text:style-name="T63">: Em Linux tudo que se observa com o comando ls são ARQUIVOS até mesmo DIRETÓRIOS ou mesmos DISPOSITIVOS com PENDRIVERs ou Hds o conceito de pastas e dispositivos existe por questões didáticas.</text:span></text:p>
        </text:list-item>
        <text:list-item>
          <text:p text:style-name="P89">Quando se usa o comando:</text:p>
          <text:list>
            <text:list-item>
              <text:p text:style-name="P83"><text:span text:style-name="T2">ls</text:span><text:span text:style-name="T63"> /etc/</text:span><text:span text:style-name="T40">*</text:span><text:span text:style-name="T66">.</text:span><text:span text:style-name="T74">conf</text:span></text:p>
              <text:p text:style-name="P90">O asterisco seria uma REFERÊNCIA GLOBAL</text:p>
            </text:list-item>
            <text:list-item>
              <text:p text:style-name="P96"><text:span text:style-name="T2">ls</text:span><text:span text:style-name="T63"> </text:span><text:span text:style-name="T64">/etc/</text:span><text:span text:style-name="T41">*</text:span><text:span text:style-name="T40">x*</text:span><text:span text:style-name="T67">.</text:span><text:span text:style-name="T64">conf</text:span></text:p>
              <text:p text:style-name="P96"><text:span text:style-name="T64">N</text:span><text:span text:style-name="T63">esse caso implica em dizer que seria qualquer arquivo que contenha a letra [</text:span><text:span text:style-name="T47">x</text:span><text:span text:style-name="T63">]</text:span></text:p>
            </text:list-item>
          </text:list>
        </text:list-item>
      </text:list>
      <text:p text:style-name="P34"/>
      <text:p text:style-name="P34"/>
      <text:p text:style-name="P34"/>
      <text:list xml:id="list234713444979946" text:continue-numbering="true" text:style-name="L25">
        <text:list-item>
          <text:list>
            <text:list-item>
              <text:p text:style-name="P97"><text:span text:style-name="T2">ls</text:span><text:span text:style-name="T63"> </text:span><text:span text:style-name="T64">/etc/</text:span><text:span text:style-name="T42">x*</text:span></text:p>
              <text:p text:style-name="P98">Serão listado todos os arquivos que começam com [x]</text:p>
            </text:list-item>
            <text:list-item>
              <text:p text:style-name="P91"><text:span text:style-name="T2">ls</text:span> <text:span text:style-name="T65">/etc/</text:span><text:span text:style-name="T43">?</text:span><text:span text:style-name="T42">as*</text:span></text:p>
              <text:p text:style-name="P98">O caracter GLOBAL [?] substitui apenas UMA letra, então, no exemplo acima significa: </text:p>
              <text:p text:style-name="P98">A primeira letra NÃO SE SABE QUAL, a segunda letra deve ser [a], a terceira letra deve ser [s] e a partir daí poderá ser qualquer letra ou letras em qualquer quantidade </text:p>
            </text:list-item>
            <text:list-item>
              <text:p text:style-name="P92"><text:span text:style-name="T3">l</text:span><text:span text:style-name="T2">s</text:span> <text:span text:style-name="T65">/etc/</text:span><text:span text:style-name="T43">???</text:span><text:span text:style-name="T42">a*</text:span></text:p>
              <text:p text:style-name="P99">Nessa situação a 4ª letra deve ser [a]</text:p>
            </text:list-item>
            <text:list-item>
              <text:p text:style-name="P92"><text:span text:style-name="T3">l</text:span><text:span text:style-name="T2">s</text:span> <text:span text:style-name="T65">/etc/</text:span><text:span text:style-name="T44">f[a-i]</text:span><text:span text:style-name="T42">*</text:span></text:p>
              <text:p text:style-name="P99">Os COLCHETES criam uma situação mais abrangente. No exemplo acima serão listados todos os arquivos que começarem com [f], a <text:soft-page-break/>segunda letra poderá ser: a, b, c, d, f, g, g, ou i. e terminar com qualquer letra em qualquer quantidade</text:p>
              <text:list>
                <text:list-item>
                  <text:p text:style-name="P92"><text:span text:style-name="T3">l</text:span><text:span text:style-name="T2">s</text:span> <text:span text:style-name="T65">/etc/</text:span><text:span text:style-name="T48">p</text:span><text:span text:style-name="T44">[a-c,e]</text:span><text:span text:style-name="T42">*</text:span></text:p>
                  <text:p text:style-name="P107">comecem com [p], a próxima letra seria: a, b, ou c a quinta letra seria [e] terminando com qualquer letra em qualquer quantidade</text:p>
                </text:list-item>
                <text:list-item>
                  <text:p text:style-name="P92"><text:span text:style-name="T73">l</text:span><text:span text:style-name="T72">s</text:span><text:span text:style-name="T68"> </text:span><text:span text:style-name="T69">/etc/</text:span><text:span text:style-name="T44">p[a,c]</text:span><text:span text:style-name="T42">*</text:span></text:p>
                  <text:p text:style-name="P107">comecem por [p] a segunda letra seria a ou c e terminando com qualquer letra ou letras em qualquer quantidade</text:p>
                  <text:p text:style-name="P100"><text:span text:style-name="T42">RESUMINDO</text:span><text:span text:style-name="T68">: o TRAÇO dentro do colchete significa intervalo e a vírgula é uma separação e é possível a COMBINAÇÃO dos mais variados tipos</text:span></text:p>
                </text:list-item>
              </text:list>
            </text:list-item>
          </text:list>
        </text:list-item>
        <text:list-item>
          <text:p text:style-name="P108">Uso das CHAVES referencia PADRÕES de cacteres</text:p>
          <text:list>
            <text:list-item>
              <text:p text:style-name="P100"><text:span text:style-name="T80">l</text:span><text:span text:style-name="T81">s</text:span><text:span text:style-name="T82"> </text:span><text:span text:style-name="T83">/etc/</text:span><text:span text:style-name="T43">?</text:span><text:span text:style-name="T42">{</text:span><text:span text:style-name="T44">a</text:span><text:span text:style-name="T42">m</text:span><text:span text:style-name="T44">,</text:span><text:span text:style-name="T42">ul}</text:span><text:span text:style-name="T45">*</text:span><text:span text:style-name="T68"> </text:span></text:p>
              <text:p text:style-name="P100"><text:span text:style-name="T68">Serão apresentados os arquivos que: comecem com qualquer letra, depois possuam </text:span><text:span text:style-name="T70">na</text:span><text:span text:style-name="T68"> 2ª e a 3ª letra um PADRÃO de [am] ou [ul] </text:span><text:span text:style-name="T70">e terminem com qualquer letra ou letras em qualquer quantidade.</text:span></text:p>
              <text:p text:style-name="P102"><text:span text:style-name="T61">Obs</text:span><text:span text:style-name="T68">.: O efeito será completamente diferente se as CHAVES forem substituídas por COLCHETES, pois o bash irá interpretar da seguinte forma:</text:span></text:p>
              <text:list>
                <text:list-item>
                  <text:p text:style-name="P101"><text:span text:style-name="T80">l</text:span><text:span text:style-name="T81">s</text:span><text:span text:style-name="T82"> </text:span><text:span text:style-name="T83">/etc/</text:span><text:span text:style-name="T43">?</text:span><text:span text:style-name="T46">[</text:span><text:span text:style-name="T44">a</text:span><text:span text:style-name="T42">m</text:span><text:span text:style-name="T44">,</text:span><text:span text:style-name="T42">ul</text:span><text:span text:style-name="T46">]</text:span><text:span text:style-name="T45">*</text:span><text:span text:style-name="T68"> </text:span></text:p>
                  <text:p text:style-name="P109">internamente ele irá colocar um intervalo de [a] até [m] para a 2º letra e outro de [u] até [l] para a 3ª letra isso nas versões mais novas.</text:p>
                </text:list-item>
              </text:list>
            </text:list-item>
            <text:list-item>
              <text:p text:style-name="P101"><text:span text:style-name="T80">l</text:span><text:span text:style-name="T81">s</text:span><text:span text:style-name="T82"> </text:span><text:span text:style-name="T83">/etc/</text:span><text:span text:style-name="T43">*.</text:span><text:span text:style-name="T46">{conf</text:span><text:span text:style-name="T44">,</text:span><text:span text:style-name="T46">db</text:span><text:span text:style-name="T42">}</text:span><text:span text:style-name="T45">*</text:span><text:span text:style-name="T68"> </text:span></text:p>
              <text:p text:style-name="P102"><text:span text:style-name="T68">lista todos os arquivos com extensão .conf e .db. Muito útil, </text:span><text:span text:style-name="T71">pois não é a extensão que está sendo analisada e sim o padrão [conf] e [db].</text:span></text:p>
              <text:p text:style-name="P110"/>
              <text:p text:style-name="P99"/>
            </text:list-item>
          </text:list>
        </text:list-item>
      </text:list>
      <text:p text:style-name="P34"/>
      <text:p text:style-name="P36">Manipulação de Arquivos</text:p>
      <text:p text:style-name="P35"/>
      <text:list xml:id="list2526014076" text:style-name="L26">
        <text:list-item>
          <text:p text:style-name="P93">É <text:span text:style-name="T84">importante mencionar que para executar a manipulação de arquivos qualquer sistema operacional adota uma </text:span><text:span text:style-name="T4">ENTRADA PADRÃO</text:span><text:span text:style-name="T84"> (normalmente o teclado) e uma </text:span><text:span text:style-name="T4">SAÍDA PADRÃO </text:span><text:span text:style-name="T84">(normalmente o monitor). No exemplo a seguir será usado o comando </text:span><text:span text:style-name="T4">cat</text:span><text:span text:style-name="T84"> que peda todo o conteúdo de uma pasta e envia para a saída padrão que no caso seria a tela:</text:span></text:p>
          <text:list>
            <text:list-item>
              <text:p text:style-name="P84"><text:span text:style-name="T7">cat</text:span><text:span text:style-name="T74"> /etc/services<text:tab/><text:tab/>(envia o conteúdo da pasta services para a tela)</text:span></text:p>
            </text:list-item>
            <text:list-item>
              <text:p text:style-name="P84"><text:span text:style-name="T7">cat</text:span><text:span text:style-name="T74"> /bin/cat<text:tab/><text:tab/><text:tab/>(envia o c</text:span><text:span text:style-name="T75">onteúdo do arquivo executável do comando cat para a tela)</text:span></text:p>
              <text:list>
                <text:list-item>
                  <text:p text:style-name="P85"><text:soft-page-break/><text:span text:style-name="T74">Existe um </text:span><text:span text:style-name="T7">PAGINADOR</text:span><text:span text:style-name="T74"> que é muito usado em lugar do cat que seria o </text:span><text:span text:style-name="T7">less</text:span><text:span text:style-name="T74"> pois ele possuí recursos de busca e pausa entre uma página e outra:</text:span></text:p>
                  <text:p text:style-name="P85"><text:span text:style-name="T7">less</text:span><text:span text:style-name="T74"> /bin/sevices</text:span></text:p>
                </text:list-item>
              </text:list>
            </text:list-item>
            <text:list-item>
              <text:p text:style-name="P86"><text:span text:style-name="T7">tac</text:span><text:span text:style-name="T74"> é o comando cat de atrás para frente e inverte a ordem de apresentação dos arquivos</text:span></text:p>
              <text:p text:style-name="P86"><text:span text:style-name="T7">tac</text:span><text:span text:style-name="T74"> /etc/services</text:span></text:p>
              <text:p text:style-name="P94"/>
            </text:list-item>
          </text:list>
        </text:list-item>
        <text:list-item>
          <text:p text:style-name="P86"><text:span text:style-name="T7">Cópia de arquivos</text:span><text:span text:style-name="T74"> </text:span><text:span text:style-name="T77">com o comando cp e sintaxe seria:</text:span></text:p>
          <text:p text:style-name="P95">comando [argumentos] [parâmetros]</text:p>
          <text:p text:style-name="P95">comando [de aonde vem] [para aonde vai]</text:p>
          <text:list>
            <text:list-item>
              <text:p text:style-name="P87"><text:span text:style-name="T7">cp</text:span><text:span text:style-name="T74"> </text:span><text:span text:style-name="T50">teste.txt</text:span><text:span text:style-name="T78"> </text:span><text:span text:style-name="T62">Teste/</text:span></text:p>
            </text:list-item>
          </text:list>
        </text:list-item>
        <text:list-item>
          <text:p text:style-name="P106">Movimentação de arquivos:</text:p>
          <text:p text:style-name="P104"><text:span text:style-name="T7">mv</text:span><text:span text:style-name="T79"> [de aonde vem] [para aonde vai]</text:span></text:p>
          <text:p text:style-name="P104"><text:span text:style-name="T7">mv</text:span><text:span text:style-name="T79"> teste.txt Teste/</text:span></text:p>
          <text:list>
            <text:list-item>
              <text:p text:style-name="P105"><text:span text:style-name="T79">O comando de renomear arquivos não existe no Linux, então, usa-se o </text:span><text:span text:style-name="T7">mv</text:span><text:span text:style-name="T79"> para tal função:</text:span></text:p>
              <text:p text:style-name="P105"><text:span text:style-name="T7">mv</text:span><text:span text:style-name="T79"> teste.txt teste.php <text:tab/>(muda nome de arquivo)</text:span></text:p>
              <text:p text:style-name="P105"><text:span text:style-name="T7">mv</text:span><text:span text:style-name="T79"> temporario/ Temp<text:tab/>(muda nome de pasta</text:span></text:p>
            </text:list-item>
          </text:list>
          <text:p text:style-name="P103"/>
        </text:list-item>
        <text:list-item>
          <text:p text:style-name="P85"><text:span text:style-name="T59">Obs</text:span><text:span text:style-name="T74">.: Uma filosofia adotada no Linux para a manipulação de arquivos seria a de que o sistema deve realizar bem uma única função então se já existir um comando muito bem construído para uma determinada função é comum buscar as BIBLIOTECAS dele para melhorar outro. Por isso que o comando </text:span><text:span text:style-name="T7">man</text:span><text:span text:style-name="T74"> usa recursos do </text:span><text:span text:style-name="T7">less</text:span><text:span text:style-name="T74">. </text:span><text:span text:style-name="T76">Esse conceito torna possível a realização de </text:span><text:span text:style-name="T8">encadeamento</text:span><text:span text:style-name="T76"> </text:span><text:span text:style-name="T8">de comandos </text:span><text:span text:style-name="T76">de uma forma muito mais sublime e sem incompatibilidades.</text:span></text:p>
        </text:list-item>
      </text:list>
      <text:p text:style-name="P25"/>
      <text:list xml:id="list234715230907122" text:continue-numbering="true" text:style-name="L26">
        <text:list-item>
          <text:p text:style-name="P77">É <text:span text:style-name="T88">mais interessante criar um HD de CÓPIA formatado em Ex4 nativo do Linux porque a transferência de arquivos seria mais rápida</text:span></text:p>
        </text:list-item>
      </text:list>
      <text:p text:style-name="P25"/>
      <text:list xml:id="list234715215799642" text:continue-numbering="true" text:style-name="L26">
        <text:list-item>
          <text:p text:style-name="P78">O PENDRIVE deve ser DESMONTADO em qualquer sistema operacional pois a alimentação está ativa para ele</text:p>
        </text:list-item>
      </text:list>
      <text:p text:style-name="P26"/>
      <text:list xml:id="list234715164309156" text:continue-numbering="true" text:style-name="L26">
        <text:list-item>
          <text:p text:style-name="P78">Existe uma PASTA OCULTA que é utilizada como LIXEIRA por isso que as vezes o espaço não fica liberado</text:p>
        </text:list-item>
      </text:list>
      <text:p text:style-name="P26"/>
      <text:p text:style-name="P26"/>
      <text:p text:style-name="P14"/>
      <text:p text:style-name="P14"/>
      <text:p text:style-name="P29">TOCAR ARQUIVO .mp3 DIRETO DO TERMINAL</text:p>
      <text:p text:style-name="P20"/>
      <text:list xml:id="list738952607" text:style-name="L27">
        <text:list-item>
          <text:p text:style-name="P72">Pressionar as teclas [CTRL] + [ALT] + r </text:p>
        </text:list-item>
        <text:list-item>
          <text:p text:style-name="P72">Instalar o mpg123</text:p>
        </text:list-item>
        <text:list-item>
          <text:p text:style-name="P72">executar o mpg123:</text:p>
          <text:p text:style-name="P72">mpg123 [nome do arquivo mp3]</text:p>
        </text:list-item>
      </text:list>
      <text:p text:style-name="P20"/>
      <text:p text:style-name="P20"/>
      <text:p text:style-name="P20"/>
      <text:p text:style-name="P30">VISUALIZAÇÃO DE IMAGENS DIRETAMENTE DO TERMINAL</text:p>
      <text:p text:style-name="P21"><text:soft-page-break/></text:p>
      <text:list xml:id="list1345859213" text:style-name="L28">
        <text:list-item>
          <text:p text:style-name="P73">Pressionar as tecla [CRTL] + [ATL] + r</text:p>
        </text:list-item>
        <text:list-item>
          <text:p text:style-name="P73">Instalar feh</text:p>
        </text:list-item>
      </text:list>
      <text:p text:style-name="P21"/>
      <text:p text:style-name="P21"/>
      <text:p text:style-name="P30">REPRODUZIR VÍDEOS PELO TERMINAL</text:p>
      <text:p text:style-name="P21"/>
      <text:list xml:id="list555672023" text:style-name="L29">
        <text:list-item>
          <text:p text:style-name="P74">Pressionar as tecla [CRTL] + [ATL] + r</text:p>
        </text:list-item>
        <text:list-item>
          <text:p text:style-name="P75">instalar o mplayer</text:p>
        </text:list-item>
      </text:list>
      <text:p text:style-name="P23"/>
      <text:p text:style-name="P23"/>
      <text:p text:style-name="P23"/>
      <text:p text:style-name="P31">INSTALAR O LibreOffice A PARTIR DO DOWNLOAD FEITO DO SITE OFICIAL</text:p>
      <text:p text:style-name="P24"/>
      <text:list xml:id="list542140553" text:style-name="L30">
        <text:list-item>
          <text:p text:style-name="P76">Pressionar [CRTL] + [ALT] + t</text:p>
        </text:list-item>
        <text:list-item>
          <text:p text:style-name="P76">É opcional mas por questões de organização recomenda-se criar uma pasta para descompactar os arquivos com qualquer nome</text:p>
        </text:list-item>
        <text:list-item>
          <text:p text:style-name="P76">Dentro da pasta criada estarão pelo menos mais duas pastas com arquivos .deb dentro. Dentro da maior pasta <text:s/>acessar com o Terminal Linux e digitar:</text:p>
          <text:p text:style-name="P76"><text:span text:style-name="T2">sudo</text:span> <text:span text:style-name="T2">dpkg</text:span> -i *.<text:span text:style-name="T2">deb</text:span></text:p>
          <text:p text:style-name="P76">Depois acessar as outras e digitar o mesmo comando. Se houver a necessidade de um pacote de tradução o procedimento será o mesmo, basta acessá-la e digitar o mesmo comando.</text:p>
        </text:list-item>
      </text:list>
      <text:list xml:id="list234715433050140" text:continue-list="list738952607" text:style-name="L27">
        <text:list-header>
          <text:p text:style-name="P72"/>
          <text:p text:style-name="P72"/>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20:16:12.656958799</meta:creation-date>
    <dc:date>2023-12-03T10:40:42.476770534</dc:date>
    <meta:editing-duration>PT5H42M38S</meta:editing-duration>
    <meta:editing-cycles>46</meta:editing-cycles>
    <meta:generator>LibreOffice/7.3.7.2$Linux_X86_64 LibreOffice_project/30$Build-2</meta:generator>
    <meta:document-statistic meta:table-count="0" meta:image-count="0" meta:object-count="0" meta:page-count="9" meta:paragraph-count="210" meta:word-count="1928" meta:character-count="11102" meta:non-whitespace-character-count="9392"/>
  </office:meta>
</office:document-meta>
</file>